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783in" fo:break-before="auto" style:use-optimal-row-height="true"/>
    </style:style>
    <style:style style:name="ro3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28pt" fo:font-weight="bold" style:font-size-asian="28pt" style:font-weight-asian="bold" style:font-size-complex="28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PayCheckCalculation" table:style-name="ta1" table:print="false">
        <table:table-column table:style-name="co1" table:default-cell-style-name="Default"/>
        <table:table-column table:style-name="co1" table:number-columns-repeated="5" table:default-cell-style-name="ce10"/>
        <table:table-column table:style-name="co1" table:number-columns-repeated="1017" table:default-cell-style-name="Default"/>
        <table:table-row table:style-name="ro1" table:number-rows-repeated="3">
          <table:table-cell table:style-name="ce1"/>
          <table:table-cell table:style-name="ce4" table:number-columns-repeated="5"/>
          <table:table-cell table:style-name="ce1" table:number-columns-repeated="1017"/>
        </table:table-row>
        <table:table-row table:style-name="ro2">
          <table:table-cell table:style-name="ce2"/>
          <table:table-cell table:style-name="ce5" office:value-type="string">
            <text:p>Pay Check Calculation</text:p>
          </table:table-cell>
          <table:table-cell table:style-name="Default"/>
          <table:table-cell table:style-name="ce5" table:number-columns-repeated="3"/>
          <table:table-cell table:style-name="ce2" table:number-columns-repeated="1017"/>
        </table:table-row>
        <table:table-row table:style-name="ro1">
          <table:table-cell table:style-name="ce1"/>
          <table:table-cell table:style-name="ce6" table:number-columns-repeated="5"/>
          <table:table-cell table:style-name="ce1" table:number-columns-repeated="1017"/>
        </table:table-row>
        <table:table-row table:style-name="ro3">
          <table:table-cell table:style-name="ce3"/>
          <table:table-cell table:style-name="ce7"/>
          <table:table-cell table:style-name="ce11" office:value-type="float" office:value="10">
            <text:p>10</text:p>
          </table:table-cell>
          <table:table-cell table:style-name="ce7" office:value-type="string">
            <text:p><text:s/>= Pay Rate ($/hr)</text:p>
          </table:table-cell>
          <table:table-cell table:style-name="ce7" table:number-columns-repeated="2"/>
          <table:table-cell table:style-name="ce3" table:number-columns-repeated="1017"/>
        </table:table-row>
        <table:table-row table:style-name="ro3">
          <table:table-cell table:style-name="ce3"/>
          <table:table-cell table:style-name="ce7"/>
          <table:table-cell table:style-name="ce11" office:value-type="float" office:value="30">
            <text:p>30</text:p>
          </table:table-cell>
          <table:table-cell table:style-name="ce7" office:value-type="string">
            <text:p><text:s/>= Hours Worked</text:p>
          </table:table-cell>
          <table:table-cell table:style-name="ce7" table:number-columns-repeated="2"/>
          <table:table-cell table:style-name="ce3" table:number-columns-repeated="1017"/>
        </table:table-row>
        <table:table-row table:style-name="ro3">
          <table:table-cell table:style-name="ce3"/>
          <table:table-cell table:style-name="ce7"/>
          <table:table-cell table:style-name="ce11" office:value-type="float" office:value="20">
            <text:p>20</text:p>
          </table:table-cell>
          <table:table-cell table:style-name="ce7" office:value-type="string">
            <text:p><text:s/>= Double Time Hrs</text:p>
          </table:table-cell>
          <table:table-cell table:style-name="ce7" table:number-columns-repeated="2"/>
          <table:table-cell table:style-name="ce3" table:number-columns-repeated="1017"/>
        </table:table-row>
        <table:table-row table:style-name="ro3">
          <table:table-cell table:style-name="ce3"/>
          <table:table-cell table:style-name="ce7"/>
          <table:table-cell table:style-name="ce11" office:value-type="float" office:value="40">
            <text:p>40</text:p>
          </table:table-cell>
          <table:table-cell table:style-name="ce7" office:value-type="string">
            <text:p><text:s/>= Triple Time Hrs</text:p>
          </table:table-cell>
          <table:table-cell table:style-name="ce7" table:number-columns-repeated="2"/>
          <table:table-cell table:style-name="ce3" table:number-columns-repeated="1017"/>
        </table:table-row>
        <table:table-row table:style-name="ro1" table:number-rows-repeated="3">
          <table:table-cell table:style-name="ce1"/>
          <table:table-cell table:style-name="ce4" table:number-columns-repeated="5"/>
          <table:table-cell table:style-name="ce1" table:number-columns-repeated="1017"/>
        </table:table-row>
        <table:table-row table:style-name="ro1">
          <table:table-cell table:style-name="ce1"/>
          <table:table-cell table:style-name="ce8" office:value-type="string">
            <text:p>Hours</text:p>
          </table:table-cell>
          <table:table-cell table:style-name="ce8" office:value-type="string">
            <text:p>Straight</text:p>
          </table:table-cell>
          <table:table-cell table:style-name="ce8" office:value-type="string">
            <text:p>Double</text:p>
          </table:table-cell>
          <table:table-cell table:style-name="ce8" office:value-type="string">
            <text:p>Triple</text:p>
          </table:table-cell>
          <table:table-cell table:style-name="ce8" office:value-type="string">
            <text:p>Paycheck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8" office:value-type="string">
            <text:p>Worked</text:p>
          </table:table-cell>
          <table:table-cell table:number-columns-repeated="3" table:style-name="ce8" office:value-type="string">
            <text:p>Time</text:p>
          </table:table-cell>
          <table:table-cell table:style-name="ce8"/>
          <table:table-cell table:style-name="ce1" table:number-columns-repeated="1017"/>
        </table:table-row>
        <table:table-row table:style-name="ro1">
          <table:table-cell table:style-name="ce1"/>
          <table:table-cell table:style-name="ce8" office:value-type="string">
            <text:p>per Week</text:p>
          </table:table-cell>
          <table:table-cell table:style-name="ce8"/>
          <table:table-cell table:number-columns-repeated="2" table:style-name="ce8"/>
          <table:table-cell table:style-name="ce8"/>
          <table:table-cell table:style-name="ce1" table:number-columns-repeated="1017"/>
        </table:table-row>
        <table:table-row table:style-name="ro1">
          <table:table-cell/>
          <table:table-cell table:number-columns-repeated="2" table:style-name="ce9" office:value-type="float" office:value="0">
            <text:p>0</text:p>
          </table:table-cell>
          <table:table-cell table:style-name="ce12" table:formula="of:=IF([.B16]&gt;[.$C$8];IF([.B16]&lt;=[.$C$9];[.D15]+[.$C$6]*2;[.D15]);[.D15])" office:value-type="float" office:value="0">
            <text:p>0</text:p>
          </table:table-cell>
          <table:table-cell table:style-name="ce9" table:formula="of:=IF([.B16]&gt;[.$C$9];[.E15]+3*[.$C$6];0)" office:value-type="float" office:value="0">
            <text:p>0</text:p>
          </table:table-cell>
          <table:table-cell table:style-name="ce9" table:formula="of:=[.C16]+[.D16]+[.E16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">
            <text:p>1</text:p>
          </table:table-cell>
          <table:table-cell table:style-name="ce9" table:formula="of:=IF([.B17]&lt;=[.$C$8];[.C16]+[.$C$6];[.C16])" office:value-type="float" office:value="10">
            <text:p>10</text:p>
          </table:table-cell>
          <table:table-cell table:style-name="ce12" table:formula="of:=IF([.B17]&gt;[.$C$8];IF([.B17]&lt;=[.$C$9];[.D16]+[.$C$6]*2;[.D16]);[.D16])" office:value-type="float" office:value="0">
            <text:p>0</text:p>
          </table:table-cell>
          <table:table-cell table:style-name="ce9" table:formula="of:=IF([.B17]&gt;[.$C$9];[.E16]+3*[.$C$6];0)" office:value-type="float" office:value="0">
            <text:p>0</text:p>
          </table:table-cell>
          <table:table-cell table:style-name="ce9" table:formula="of:=[.C17]+[.D17]+[.E17]" office:value-type="float" office:value="10">
            <text:p>1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2">
            <text:p>2</text:p>
          </table:table-cell>
          <table:table-cell table:style-name="ce9" table:formula="of:=IF([.B18]&lt;=[.$C$8];[.C17]+[.$C$6];[.C17])" office:value-type="float" office:value="20">
            <text:p>20</text:p>
          </table:table-cell>
          <table:table-cell table:style-name="ce12" table:formula="of:=IF([.B18]&gt;[.$C$8];IF([.B18]&lt;=[.$C$9];[.D17]+[.$C$6]*2;[.D17]);[.D17])" office:value-type="float" office:value="0">
            <text:p>0</text:p>
          </table:table-cell>
          <table:table-cell table:style-name="ce9" table:formula="of:=IF([.B18]&gt;[.$C$9];[.E17]+3*[.$C$6];0)" office:value-type="float" office:value="0">
            <text:p>0</text:p>
          </table:table-cell>
          <table:table-cell table:style-name="ce9" table:formula="of:=[.C18]+[.D18]+[.E18]" office:value-type="float" office:value="20">
            <text:p>2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3">
            <text:p>3</text:p>
          </table:table-cell>
          <table:table-cell table:style-name="ce9" table:formula="of:=IF([.B19]&lt;=[.$C$8];[.C18]+[.$C$6];[.C18])" office:value-type="float" office:value="30">
            <text:p>30</text:p>
          </table:table-cell>
          <table:table-cell table:style-name="ce12" table:formula="of:=IF([.B19]&gt;[.$C$8];IF([.B19]&lt;=[.$C$9];[.D18]+[.$C$6]*2;[.D18]);[.D18])" office:value-type="float" office:value="0">
            <text:p>0</text:p>
          </table:table-cell>
          <table:table-cell table:style-name="ce9" table:formula="of:=IF([.B19]&gt;[.$C$9];[.E18]+3*[.$C$6];0)" office:value-type="float" office:value="0">
            <text:p>0</text:p>
          </table:table-cell>
          <table:table-cell table:style-name="ce9" table:formula="of:=[.C19]+[.D19]+[.E19]" office:value-type="float" office:value="30">
            <text:p>3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4">
            <text:p>4</text:p>
          </table:table-cell>
          <table:table-cell table:style-name="ce9" table:formula="of:=IF([.B20]&lt;=[.$C$8];[.C19]+[.$C$6];[.C19])" office:value-type="float" office:value="40">
            <text:p>40</text:p>
          </table:table-cell>
          <table:table-cell table:style-name="ce12" table:formula="of:=IF([.B20]&gt;[.$C$8];IF([.B20]&lt;=[.$C$9];[.D19]+[.$C$6]*2;[.D19]);[.D19])" office:value-type="float" office:value="0">
            <text:p>0</text:p>
          </table:table-cell>
          <table:table-cell table:style-name="ce9" table:formula="of:=IF([.B20]&gt;[.$C$9];[.E19]+3*[.$C$6];0)" office:value-type="float" office:value="0">
            <text:p>0</text:p>
          </table:table-cell>
          <table:table-cell table:style-name="ce9" table:formula="of:=[.C20]+[.D20]+[.E20]" office:value-type="float" office:value="40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5">
            <text:p>5</text:p>
          </table:table-cell>
          <table:table-cell table:style-name="ce9" table:formula="of:=IF([.B21]&lt;=[.$C$8];[.C20]+[.$C$6];[.C20])" office:value-type="float" office:value="50">
            <text:p>50</text:p>
          </table:table-cell>
          <table:table-cell table:style-name="ce12" table:formula="of:=IF([.B21]&gt;[.$C$8];IF([.B21]&lt;=[.$C$9];[.D20]+[.$C$6]*2;[.D20]);[.D20])" office:value-type="float" office:value="0">
            <text:p>0</text:p>
          </table:table-cell>
          <table:table-cell table:style-name="ce9" table:formula="of:=IF([.B21]&gt;[.$C$9];[.E20]+3*[.$C$6];0)" office:value-type="float" office:value="0">
            <text:p>0</text:p>
          </table:table-cell>
          <table:table-cell table:style-name="ce9" table:formula="of:=[.C21]+[.D21]+[.E21]"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6">
            <text:p>6</text:p>
          </table:table-cell>
          <table:table-cell table:style-name="ce9" table:formula="of:=IF([.B22]&lt;=[.$C$8];[.C21]+[.$C$6];[.C21])" office:value-type="float" office:value="60">
            <text:p>60</text:p>
          </table:table-cell>
          <table:table-cell table:style-name="ce12" table:formula="of:=IF([.B22]&gt;[.$C$8];IF([.B22]&lt;=[.$C$9];[.D21]+[.$C$6]*2;[.D21]);[.D21])" office:value-type="float" office:value="0">
            <text:p>0</text:p>
          </table:table-cell>
          <table:table-cell table:style-name="ce9" table:formula="of:=IF([.B22]&gt;[.$C$9];[.E21]+3*[.$C$6];0)" office:value-type="float" office:value="0">
            <text:p>0</text:p>
          </table:table-cell>
          <table:table-cell table:style-name="ce9" table:formula="of:=[.C22]+[.D22]+[.E22]" office:value-type="float" office:value="60">
            <text:p>6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7">
            <text:p>7</text:p>
          </table:table-cell>
          <table:table-cell table:style-name="ce9" table:formula="of:=IF([.B23]&lt;=[.$C$8];[.C22]+[.$C$6];[.C22])" office:value-type="float" office:value="70">
            <text:p>70</text:p>
          </table:table-cell>
          <table:table-cell table:style-name="ce12" table:formula="of:=IF([.B23]&gt;[.$C$8];IF([.B23]&lt;=[.$C$9];[.D22]+[.$C$6]*2;[.D22]);[.D22])" office:value-type="float" office:value="0">
            <text:p>0</text:p>
          </table:table-cell>
          <table:table-cell table:style-name="ce9" table:formula="of:=IF([.B23]&gt;[.$C$9];[.E22]+3*[.$C$6];0)" office:value-type="float" office:value="0">
            <text:p>0</text:p>
          </table:table-cell>
          <table:table-cell table:style-name="ce9" table:formula="of:=[.C23]+[.D23]+[.E23]" office:value-type="float" office:value="70">
            <text:p>7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8">
            <text:p>8</text:p>
          </table:table-cell>
          <table:table-cell table:style-name="ce9" table:formula="of:=IF([.B24]&lt;=[.$C$8];[.C23]+[.$C$6];[.C23])" office:value-type="float" office:value="80">
            <text:p>80</text:p>
          </table:table-cell>
          <table:table-cell table:style-name="ce12" table:formula="of:=IF([.B24]&gt;[.$C$8];IF([.B24]&lt;=[.$C$9];[.D23]+[.$C$6]*2;[.D23]);[.D23])" office:value-type="float" office:value="0">
            <text:p>0</text:p>
          </table:table-cell>
          <table:table-cell table:style-name="ce9" table:formula="of:=IF([.B24]&gt;[.$C$9];[.E23]+3*[.$C$6];0)" office:value-type="float" office:value="0">
            <text:p>0</text:p>
          </table:table-cell>
          <table:table-cell table:style-name="ce9" table:formula="of:=[.C24]+[.D24]+[.E24]"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9">
            <text:p>9</text:p>
          </table:table-cell>
          <table:table-cell table:style-name="ce9" table:formula="of:=IF([.B25]&lt;=[.$C$8];[.C24]+[.$C$6];[.C24])" office:value-type="float" office:value="90">
            <text:p>90</text:p>
          </table:table-cell>
          <table:table-cell table:style-name="ce12" table:formula="of:=IF([.B25]&gt;[.$C$8];IF([.B25]&lt;=[.$C$9];[.D24]+[.$C$6]*2;[.D24]);[.D24])" office:value-type="float" office:value="0">
            <text:p>0</text:p>
          </table:table-cell>
          <table:table-cell table:style-name="ce9" table:formula="of:=IF([.B25]&gt;[.$C$9];[.E24]+3*[.$C$6];0)" office:value-type="float" office:value="0">
            <text:p>0</text:p>
          </table:table-cell>
          <table:table-cell table:style-name="ce9" table:formula="of:=[.C25]+[.D25]+[.E25]" office:value-type="float" office:value="90">
            <text:p>90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0">
            <text:p>10</text:p>
          </table:table-cell>
          <table:table-cell table:style-name="ce8" table:formula="of:=IF([.B26]&lt;=[.$C$8];[.C25]+[.$C$6];[.C25])" office:value-type="float" office:value="100">
            <text:p>100</text:p>
          </table:table-cell>
          <table:table-cell table:style-name="ce8" table:formula="of:=IF([.B26]&gt;[.$C$8];IF([.B26]&lt;=[.$C$9];[.D25]+[.$C$6]*2;[.D25]);[.D25])" office:value-type="float" office:value="0">
            <text:p>0</text:p>
          </table:table-cell>
          <table:table-cell table:style-name="ce8" table:formula="of:=IF([.B26]&gt;[.$C$9];[.E25]+3*[.$C$6];0)" office:value-type="float" office:value="0">
            <text:p>0</text:p>
          </table:table-cell>
          <table:table-cell table:style-name="ce8" table:formula="of:=[.C26]+[.D26]+[.E26]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1">
            <text:p>11</text:p>
          </table:table-cell>
          <table:table-cell table:style-name="ce9" table:formula="of:=IF([.B27]&lt;=[.$C$8];[.C26]+[.$C$6];[.C26])" office:value-type="float" office:value="110">
            <text:p>110</text:p>
          </table:table-cell>
          <table:table-cell table:style-name="ce12" table:formula="of:=IF([.B27]&gt;[.$C$8];IF([.B27]&lt;=[.$C$9];[.D26]+[.$C$6]*2;[.D26]);[.D26])" office:value-type="float" office:value="0">
            <text:p>0</text:p>
          </table:table-cell>
          <table:table-cell table:style-name="ce9" table:formula="of:=IF([.B27]&gt;[.$C$9];[.E26]+3*[.$C$6];0)" office:value-type="float" office:value="0">
            <text:p>0</text:p>
          </table:table-cell>
          <table:table-cell table:style-name="ce9" table:formula="of:=[.C27]+[.D27]+[.E27]" office:value-type="float" office:value="110">
            <text:p>11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2">
            <text:p>12</text:p>
          </table:table-cell>
          <table:table-cell table:style-name="ce9" table:formula="of:=IF([.B28]&lt;=[.$C$8];[.C27]+[.$C$6];[.C27])" office:value-type="float" office:value="120">
            <text:p>120</text:p>
          </table:table-cell>
          <table:table-cell table:style-name="ce12" table:formula="of:=IF([.B28]&gt;[.$C$8];IF([.B28]&lt;=[.$C$9];[.D27]+[.$C$6]*2;[.D27]);[.D27])" office:value-type="float" office:value="0">
            <text:p>0</text:p>
          </table:table-cell>
          <table:table-cell table:style-name="ce9" table:formula="of:=IF([.B28]&gt;[.$C$9];[.E27]+3*[.$C$6];0)" office:value-type="float" office:value="0">
            <text:p>0</text:p>
          </table:table-cell>
          <table:table-cell table:style-name="ce9" table:formula="of:=[.C28]+[.D28]+[.E28]" office:value-type="float" office:value="120">
            <text:p>12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3">
            <text:p>13</text:p>
          </table:table-cell>
          <table:table-cell table:style-name="ce9" table:formula="of:=IF([.B29]&lt;=[.$C$8];[.C28]+[.$C$6];[.C28])" office:value-type="float" office:value="130">
            <text:p>130</text:p>
          </table:table-cell>
          <table:table-cell table:style-name="ce12" table:formula="of:=IF([.B29]&gt;[.$C$8];IF([.B29]&lt;=[.$C$9];[.D28]+[.$C$6]*2;[.D28]);[.D28])" office:value-type="float" office:value="0">
            <text:p>0</text:p>
          </table:table-cell>
          <table:table-cell table:style-name="ce9" table:formula="of:=IF([.B29]&gt;[.$C$9];[.E28]+3*[.$C$6];0)" office:value-type="float" office:value="0">
            <text:p>0</text:p>
          </table:table-cell>
          <table:table-cell table:style-name="ce9" table:formula="of:=[.C29]+[.D29]+[.E29]" office:value-type="float" office:value="130">
            <text:p>13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4">
            <text:p>14</text:p>
          </table:table-cell>
          <table:table-cell table:style-name="ce9" table:formula="of:=IF([.B30]&lt;=[.$C$8];[.C29]+[.$C$6];[.C29])" office:value-type="float" office:value="140">
            <text:p>140</text:p>
          </table:table-cell>
          <table:table-cell table:style-name="ce12" table:formula="of:=IF([.B30]&gt;[.$C$8];IF([.B30]&lt;=[.$C$9];[.D29]+[.$C$6]*2;[.D29]);[.D29])" office:value-type="float" office:value="0">
            <text:p>0</text:p>
          </table:table-cell>
          <table:table-cell table:style-name="ce9" table:formula="of:=IF([.B30]&gt;[.$C$9];[.E29]+3*[.$C$6];0)" office:value-type="float" office:value="0">
            <text:p>0</text:p>
          </table:table-cell>
          <table:table-cell table:style-name="ce9" table:formula="of:=[.C30]+[.D30]+[.E30]" office:value-type="float" office:value="140">
            <text:p>14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5">
            <text:p>15</text:p>
          </table:table-cell>
          <table:table-cell table:style-name="ce9" table:formula="of:=IF([.B31]&lt;=[.$C$8];[.C30]+[.$C$6];[.C30])" office:value-type="float" office:value="150">
            <text:p>150</text:p>
          </table:table-cell>
          <table:table-cell table:style-name="ce12" table:formula="of:=IF([.B31]&gt;[.$C$8];IF([.B31]&lt;=[.$C$9];[.D30]+[.$C$6]*2;[.D30]);[.D30])" office:value-type="float" office:value="0">
            <text:p>0</text:p>
          </table:table-cell>
          <table:table-cell table:style-name="ce9" table:formula="of:=IF([.B31]&gt;[.$C$9];[.E30]+3*[.$C$6];0)" office:value-type="float" office:value="0">
            <text:p>0</text:p>
          </table:table-cell>
          <table:table-cell table:style-name="ce9" table:formula="of:=[.C31]+[.D31]+[.E31]" office:value-type="float" office:value="150">
            <text:p>15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6">
            <text:p>16</text:p>
          </table:table-cell>
          <table:table-cell table:style-name="ce9" table:formula="of:=IF([.B32]&lt;=[.$C$8];[.C31]+[.$C$6];[.C31])" office:value-type="float" office:value="160">
            <text:p>160</text:p>
          </table:table-cell>
          <table:table-cell table:style-name="ce12" table:formula="of:=IF([.B32]&gt;[.$C$8];IF([.B32]&lt;=[.$C$9];[.D31]+[.$C$6]*2;[.D31]);[.D31])" office:value-type="float" office:value="0">
            <text:p>0</text:p>
          </table:table-cell>
          <table:table-cell table:style-name="ce9" table:formula="of:=IF([.B32]&gt;[.$C$9];[.E31]+3*[.$C$6];0)" office:value-type="float" office:value="0">
            <text:p>0</text:p>
          </table:table-cell>
          <table:table-cell table:style-name="ce9" table:formula="of:=[.C32]+[.D32]+[.E32]" office:value-type="float" office:value="160">
            <text:p>16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7">
            <text:p>17</text:p>
          </table:table-cell>
          <table:table-cell table:style-name="ce9" table:formula="of:=IF([.B33]&lt;=[.$C$8];[.C32]+[.$C$6];[.C32])" office:value-type="float" office:value="170">
            <text:p>170</text:p>
          </table:table-cell>
          <table:table-cell table:style-name="ce12" table:formula="of:=IF([.B33]&gt;[.$C$8];IF([.B33]&lt;=[.$C$9];[.D32]+[.$C$6]*2;[.D32]);[.D32])" office:value-type="float" office:value="0">
            <text:p>0</text:p>
          </table:table-cell>
          <table:table-cell table:style-name="ce9" table:formula="of:=IF([.B33]&gt;[.$C$9];[.E32]+3*[.$C$6];0)" office:value-type="float" office:value="0">
            <text:p>0</text:p>
          </table:table-cell>
          <table:table-cell table:style-name="ce9" table:formula="of:=[.C33]+[.D33]+[.E33]"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8">
            <text:p>18</text:p>
          </table:table-cell>
          <table:table-cell table:style-name="ce9" table:formula="of:=IF([.B34]&lt;=[.$C$8];[.C33]+[.$C$6];[.C33])" office:value-type="float" office:value="180">
            <text:p>180</text:p>
          </table:table-cell>
          <table:table-cell table:style-name="ce12" table:formula="of:=IF([.B34]&gt;[.$C$8];IF([.B34]&lt;=[.$C$9];[.D33]+[.$C$6]*2;[.D33]);[.D33])" office:value-type="float" office:value="0">
            <text:p>0</text:p>
          </table:table-cell>
          <table:table-cell table:style-name="ce9" table:formula="of:=IF([.B34]&gt;[.$C$9];[.E33]+3*[.$C$6];0)" office:value-type="float" office:value="0">
            <text:p>0</text:p>
          </table:table-cell>
          <table:table-cell table:style-name="ce9" table:formula="of:=[.C34]+[.D34]+[.E34]" office:value-type="float" office:value="180">
            <text:p>18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9">
            <text:p>19</text:p>
          </table:table-cell>
          <table:table-cell table:style-name="ce9" table:formula="of:=IF([.B35]&lt;=[.$C$8];[.C34]+[.$C$6];[.C34])" office:value-type="float" office:value="190">
            <text:p>190</text:p>
          </table:table-cell>
          <table:table-cell table:style-name="ce12" table:formula="of:=IF([.B35]&gt;[.$C$8];IF([.B35]&lt;=[.$C$9];[.D34]+[.$C$6]*2;[.D34]);[.D34])" office:value-type="float" office:value="0">
            <text:p>0</text:p>
          </table:table-cell>
          <table:table-cell table:style-name="ce9" table:formula="of:=IF([.B35]&gt;[.$C$9];[.E34]+3*[.$C$6];0)" office:value-type="float" office:value="0">
            <text:p>0</text:p>
          </table:table-cell>
          <table:table-cell table:style-name="ce9" table:formula="of:=[.C35]+[.D35]+[.E35]" office:value-type="float" office:value="190">
            <text:p>19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20">
            <text:p>20</text:p>
          </table:table-cell>
          <table:table-cell table:style-name="ce9" table:formula="of:=IF([.B36]&lt;=[.$C$8];[.C35]+[.$C$6];[.C35])" office:value-type="float" office:value="200">
            <text:p>200</text:p>
          </table:table-cell>
          <table:table-cell table:style-name="ce12" table:formula="of:=IF([.B36]&gt;[.$C$8];IF([.B36]&lt;=[.$C$9];[.D35]+[.$C$6]*2;[.D35]);[.D35])" office:value-type="float" office:value="0">
            <text:p>0</text:p>
          </table:table-cell>
          <table:table-cell table:style-name="ce9" table:formula="of:=IF([.B36]&gt;[.$C$9];[.E35]+3*[.$C$6];0)" office:value-type="float" office:value="0">
            <text:p>0</text:p>
          </table:table-cell>
          <table:table-cell table:style-name="ce9" table:formula="of:=[.C36]+[.D36]+[.E36]" office:value-type="float" office:value="200">
            <text:p>20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21">
            <text:p>21</text:p>
          </table:table-cell>
          <table:table-cell table:style-name="ce9" table:formula="of:=IF([.B37]&lt;=[.$C$8];[.C36]+[.$C$6];[.C36])" office:value-type="float" office:value="200">
            <text:p>200</text:p>
          </table:table-cell>
          <table:table-cell table:style-name="ce12" table:formula="of:=IF([.B37]&gt;[.$C$8];IF([.B37]&lt;=[.$C$9];[.D36]+[.$C$6]*2;[.D36]);[.D36])" office:value-type="float" office:value="20">
            <text:p>20</text:p>
          </table:table-cell>
          <table:table-cell table:style-name="ce9" table:formula="of:=IF([.B37]&gt;[.$C$9];[.E36]+3*[.$C$6];0)" office:value-type="float" office:value="0">
            <text:p>0</text:p>
          </table:table-cell>
          <table:table-cell table:style-name="ce9" table:formula="of:=[.C37]+[.D37]+[.E37]" office:value-type="float" office:value="220">
            <text:p>22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22">
            <text:p>22</text:p>
          </table:table-cell>
          <table:table-cell table:style-name="ce9" table:formula="of:=IF([.B38]&lt;=[.$C$8];[.C37]+[.$C$6];[.C37])" office:value-type="float" office:value="200">
            <text:p>200</text:p>
          </table:table-cell>
          <table:table-cell table:style-name="ce12" table:formula="of:=IF([.B38]&gt;[.$C$8];IF([.B38]&lt;=[.$C$9];[.D37]+[.$C$6]*2;[.D37]);[.D37])" office:value-type="float" office:value="40">
            <text:p>40</text:p>
          </table:table-cell>
          <table:table-cell table:style-name="ce9" table:formula="of:=IF([.B38]&gt;[.$C$9];[.E37]+3*[.$C$6];0)" office:value-type="float" office:value="0">
            <text:p>0</text:p>
          </table:table-cell>
          <table:table-cell table:style-name="ce9" table:formula="of:=[.C38]+[.D38]+[.E38]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23">
            <text:p>23</text:p>
          </table:table-cell>
          <table:table-cell table:style-name="ce9" table:formula="of:=IF([.B39]&lt;=[.$C$8];[.C38]+[.$C$6];[.C38])" office:value-type="float" office:value="200">
            <text:p>200</text:p>
          </table:table-cell>
          <table:table-cell table:style-name="ce12" table:formula="of:=IF([.B39]&gt;[.$C$8];IF([.B39]&lt;=[.$C$9];[.D38]+[.$C$6]*2;[.D38]);[.D38])" office:value-type="float" office:value="60">
            <text:p>60</text:p>
          </table:table-cell>
          <table:table-cell table:style-name="ce9" table:formula="of:=IF([.B39]&gt;[.$C$9];[.E38]+3*[.$C$6];0)" office:value-type="float" office:value="0">
            <text:p>0</text:p>
          </table:table-cell>
          <table:table-cell table:style-name="ce9" table:formula="of:=[.C39]+[.D39]+[.E39]" office:value-type="float" office:value="260">
            <text:p>26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24">
            <text:p>24</text:p>
          </table:table-cell>
          <table:table-cell table:style-name="ce9" table:formula="of:=IF([.B40]&lt;=[.$C$8];[.C39]+[.$C$6];[.C39])" office:value-type="float" office:value="200">
            <text:p>200</text:p>
          </table:table-cell>
          <table:table-cell table:style-name="ce12" table:formula="of:=IF([.B40]&gt;[.$C$8];IF([.B40]&lt;=[.$C$9];[.D39]+[.$C$6]*2;[.D39]);[.D39])" office:value-type="float" office:value="80">
            <text:p>80</text:p>
          </table:table-cell>
          <table:table-cell table:style-name="ce9" table:formula="of:=IF([.B40]&gt;[.$C$9];[.E39]+3*[.$C$6];0)" office:value-type="float" office:value="0">
            <text:p>0</text:p>
          </table:table-cell>
          <table:table-cell table:style-name="ce9" table:formula="of:=[.C40]+[.D40]+[.E40]" office:value-type="float" office:value="280">
            <text:p>28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25">
            <text:p>25</text:p>
          </table:table-cell>
          <table:table-cell table:style-name="ce9" table:formula="of:=IF([.B41]&lt;=[.$C$8];[.C40]+[.$C$6];[.C40])" office:value-type="float" office:value="200">
            <text:p>200</text:p>
          </table:table-cell>
          <table:table-cell table:style-name="ce12" table:formula="of:=IF([.B41]&gt;[.$C$8];IF([.B41]&lt;=[.$C$9];[.D40]+[.$C$6]*2;[.D40]);[.D40])" office:value-type="float" office:value="100">
            <text:p>100</text:p>
          </table:table-cell>
          <table:table-cell table:style-name="ce9" table:formula="of:=IF([.B41]&gt;[.$C$9];[.E40]+3*[.$C$6];0)" office:value-type="float" office:value="0">
            <text:p>0</text:p>
          </table:table-cell>
          <table:table-cell table:style-name="ce9" table:formula="of:=[.C41]+[.D41]+[.E41]" office:value-type="float" office:value="300">
            <text:p>30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26">
            <text:p>26</text:p>
          </table:table-cell>
          <table:table-cell table:style-name="ce9" table:formula="of:=IF([.B42]&lt;=[.$C$8];[.C41]+[.$C$6];[.C41])" office:value-type="float" office:value="200">
            <text:p>200</text:p>
          </table:table-cell>
          <table:table-cell table:style-name="ce12" table:formula="of:=IF([.B42]&gt;[.$C$8];IF([.B42]&lt;=[.$C$9];[.D41]+[.$C$6]*2;[.D41]);[.D41])" office:value-type="float" office:value="120">
            <text:p>120</text:p>
          </table:table-cell>
          <table:table-cell table:style-name="ce9" table:formula="of:=IF([.B42]&gt;[.$C$9];[.E41]+3*[.$C$6];0)" office:value-type="float" office:value="0">
            <text:p>0</text:p>
          </table:table-cell>
          <table:table-cell table:style-name="ce9" table:formula="of:=[.C42]+[.D42]+[.E42]" office:value-type="float" office:value="320">
            <text:p>32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27">
            <text:p>27</text:p>
          </table:table-cell>
          <table:table-cell table:style-name="ce9" table:formula="of:=IF([.B43]&lt;=[.$C$8];[.C42]+[.$C$6];[.C42])" office:value-type="float" office:value="200">
            <text:p>200</text:p>
          </table:table-cell>
          <table:table-cell table:style-name="ce12" table:formula="of:=IF([.B43]&gt;[.$C$8];IF([.B43]&lt;=[.$C$9];[.D42]+[.$C$6]*2;[.D42]);[.D42])" office:value-type="float" office:value="140">
            <text:p>140</text:p>
          </table:table-cell>
          <table:table-cell table:style-name="ce9" table:formula="of:=IF([.B43]&gt;[.$C$9];[.E42]+3*[.$C$6];0)" office:value-type="float" office:value="0">
            <text:p>0</text:p>
          </table:table-cell>
          <table:table-cell table:style-name="ce9" table:formula="of:=[.C43]+[.D43]+[.E43]" office:value-type="float" office:value="340">
            <text:p>34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28">
            <text:p>28</text:p>
          </table:table-cell>
          <table:table-cell table:style-name="ce9" table:formula="of:=IF([.B44]&lt;=[.$C$8];[.C43]+[.$C$6];[.C43])" office:value-type="float" office:value="200">
            <text:p>200</text:p>
          </table:table-cell>
          <table:table-cell table:style-name="ce12" table:formula="of:=IF([.B44]&gt;[.$C$8];IF([.B44]&lt;=[.$C$9];[.D43]+[.$C$6]*2;[.D43]);[.D43])" office:value-type="float" office:value="160">
            <text:p>160</text:p>
          </table:table-cell>
          <table:table-cell table:style-name="ce9" table:formula="of:=IF([.B44]&gt;[.$C$9];[.E43]+3*[.$C$6];0)" office:value-type="float" office:value="0">
            <text:p>0</text:p>
          </table:table-cell>
          <table:table-cell table:style-name="ce9" table:formula="of:=[.C44]+[.D44]+[.E44]" office:value-type="float" office:value="360">
            <text:p>36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29">
            <text:p>29</text:p>
          </table:table-cell>
          <table:table-cell table:style-name="ce9" table:formula="of:=IF([.B45]&lt;=[.$C$8];[.C44]+[.$C$6];[.C44])" office:value-type="float" office:value="200">
            <text:p>200</text:p>
          </table:table-cell>
          <table:table-cell table:style-name="ce12" table:formula="of:=IF([.B45]&gt;[.$C$8];IF([.B45]&lt;=[.$C$9];[.D44]+[.$C$6]*2;[.D44]);[.D44])" office:value-type="float" office:value="180">
            <text:p>180</text:p>
          </table:table-cell>
          <table:table-cell table:style-name="ce9" table:formula="of:=IF([.B45]&gt;[.$C$9];[.E44]+3*[.$C$6];0)" office:value-type="float" office:value="0">
            <text:p>0</text:p>
          </table:table-cell>
          <table:table-cell table:style-name="ce9" table:formula="of:=[.C45]+[.D45]+[.E45]" office:value-type="float" office:value="380">
            <text:p>380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30">
            <text:p>30</text:p>
          </table:table-cell>
          <table:table-cell table:style-name="ce8" table:formula="of:=IF([.B46]&lt;=[.$C$8];[.C45]+[.$C$6];[.C45])" office:value-type="float" office:value="200">
            <text:p>200</text:p>
          </table:table-cell>
          <table:table-cell table:style-name="ce8" table:formula="of:=IF([.B46]&gt;[.$C$8];IF([.B46]&lt;=[.$C$9];[.D45]+[.$C$6]*2;[.D45]);[.D45])" office:value-type="float" office:value="200">
            <text:p>200</text:p>
          </table:table-cell>
          <table:table-cell table:style-name="ce8" table:formula="of:=IF([.B46]&gt;[.$C$9];[.E45]+3*[.$C$6];0)" office:value-type="float" office:value="0">
            <text:p>0</text:p>
          </table:table-cell>
          <table:table-cell table:style-name="ce8" table:formula="of:=[.C46]+[.D46]+[.E46]" office:value-type="float" office:value="400">
            <text:p>40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31">
            <text:p>31</text:p>
          </table:table-cell>
          <table:table-cell table:style-name="ce9" table:formula="of:=IF([.B47]&lt;=[.$C$8];[.C46]+[.$C$6];[.C46])" office:value-type="float" office:value="200">
            <text:p>200</text:p>
          </table:table-cell>
          <table:table-cell table:style-name="ce12" table:formula="of:=IF([.B47]&gt;[.$C$8];IF([.B47]&lt;=[.$C$9];[.D46]+[.$C$6]*2;[.D46]);[.D46])" office:value-type="float" office:value="220">
            <text:p>220</text:p>
          </table:table-cell>
          <table:table-cell table:style-name="ce9" table:formula="of:=IF([.B47]&gt;[.$C$9];[.E46]+3*[.$C$6];0)" office:value-type="float" office:value="0">
            <text:p>0</text:p>
          </table:table-cell>
          <table:table-cell table:style-name="ce9" table:formula="of:=[.C47]+[.D47]+[.E47]" office:value-type="float" office:value="420">
            <text:p>42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32">
            <text:p>32</text:p>
          </table:table-cell>
          <table:table-cell table:style-name="ce9" table:formula="of:=IF([.B48]&lt;=[.$C$8];[.C47]+[.$C$6];[.C47])" office:value-type="float" office:value="200">
            <text:p>200</text:p>
          </table:table-cell>
          <table:table-cell table:style-name="ce12" table:formula="of:=IF([.B48]&gt;[.$C$8];IF([.B48]&lt;=[.$C$9];[.D47]+[.$C$6]*2;[.D47]);[.D47])" office:value-type="float" office:value="240">
            <text:p>240</text:p>
          </table:table-cell>
          <table:table-cell table:style-name="ce9" table:formula="of:=IF([.B48]&gt;[.$C$9];[.E47]+3*[.$C$6];0)" office:value-type="float" office:value="0">
            <text:p>0</text:p>
          </table:table-cell>
          <table:table-cell table:style-name="ce9" table:formula="of:=[.C48]+[.D48]+[.E48]" office:value-type="float" office:value="440">
            <text:p>44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33">
            <text:p>33</text:p>
          </table:table-cell>
          <table:table-cell table:style-name="ce9" table:formula="of:=IF([.B49]&lt;=[.$C$8];[.C48]+[.$C$6];[.C48])" office:value-type="float" office:value="200">
            <text:p>200</text:p>
          </table:table-cell>
          <table:table-cell table:style-name="ce12" table:formula="of:=IF([.B49]&gt;[.$C$8];IF([.B49]&lt;=[.$C$9];[.D48]+[.$C$6]*2;[.D48]);[.D48])" office:value-type="float" office:value="260">
            <text:p>260</text:p>
          </table:table-cell>
          <table:table-cell table:style-name="ce9" table:formula="of:=IF([.B49]&gt;[.$C$9];[.E48]+3*[.$C$6];0)" office:value-type="float" office:value="0">
            <text:p>0</text:p>
          </table:table-cell>
          <table:table-cell table:style-name="ce9" table:formula="of:=[.C49]+[.D49]+[.E49]" office:value-type="float" office:value="460">
            <text:p>46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34">
            <text:p>34</text:p>
          </table:table-cell>
          <table:table-cell table:style-name="ce9" table:formula="of:=IF([.B50]&lt;=[.$C$8];[.C49]+[.$C$6];[.C49])" office:value-type="float" office:value="200">
            <text:p>200</text:p>
          </table:table-cell>
          <table:table-cell table:style-name="ce12" table:formula="of:=IF([.B50]&gt;[.$C$8];IF([.B50]&lt;=[.$C$9];[.D49]+[.$C$6]*2;[.D49]);[.D49])" office:value-type="float" office:value="280">
            <text:p>280</text:p>
          </table:table-cell>
          <table:table-cell table:style-name="ce9" table:formula="of:=IF([.B50]&gt;[.$C$9];[.E49]+3*[.$C$6];0)" office:value-type="float" office:value="0">
            <text:p>0</text:p>
          </table:table-cell>
          <table:table-cell table:style-name="ce9" table:formula="of:=[.C50]+[.D50]+[.E50]" office:value-type="float" office:value="480">
            <text:p>48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35">
            <text:p>35</text:p>
          </table:table-cell>
          <table:table-cell table:style-name="ce9" table:formula="of:=IF([.B51]&lt;=[.$C$8];[.C50]+[.$C$6];[.C50])" office:value-type="float" office:value="200">
            <text:p>200</text:p>
          </table:table-cell>
          <table:table-cell table:style-name="ce12" table:formula="of:=IF([.B51]&gt;[.$C$8];IF([.B51]&lt;=[.$C$9];[.D50]+[.$C$6]*2;[.D50]);[.D50])" office:value-type="float" office:value="300">
            <text:p>300</text:p>
          </table:table-cell>
          <table:table-cell table:style-name="ce9" table:formula="of:=IF([.B51]&gt;[.$C$9];[.E50]+3*[.$C$6];0)" office:value-type="float" office:value="0">
            <text:p>0</text:p>
          </table:table-cell>
          <table:table-cell table:style-name="ce9" table:formula="of:=[.C51]+[.D51]+[.E51]" office:value-type="float" office:value="500">
            <text:p>50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36">
            <text:p>36</text:p>
          </table:table-cell>
          <table:table-cell table:style-name="ce9" table:formula="of:=IF([.B52]&lt;=[.$C$8];[.C51]+[.$C$6];[.C51])" office:value-type="float" office:value="200">
            <text:p>200</text:p>
          </table:table-cell>
          <table:table-cell table:style-name="ce12" table:formula="of:=IF([.B52]&gt;[.$C$8];IF([.B52]&lt;=[.$C$9];[.D51]+[.$C$6]*2;[.D51]);[.D51])" office:value-type="float" office:value="320">
            <text:p>320</text:p>
          </table:table-cell>
          <table:table-cell table:style-name="ce9" table:formula="of:=IF([.B52]&gt;[.$C$9];[.E51]+3*[.$C$6];0)" office:value-type="float" office:value="0">
            <text:p>0</text:p>
          </table:table-cell>
          <table:table-cell table:style-name="ce9" table:formula="of:=[.C52]+[.D52]+[.E52]" office:value-type="float" office:value="520">
            <text:p>52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37">
            <text:p>37</text:p>
          </table:table-cell>
          <table:table-cell table:style-name="ce9" table:formula="of:=IF([.B53]&lt;=[.$C$8];[.C52]+[.$C$6];[.C52])" office:value-type="float" office:value="200">
            <text:p>200</text:p>
          </table:table-cell>
          <table:table-cell table:style-name="ce12" table:formula="of:=IF([.B53]&gt;[.$C$8];IF([.B53]&lt;=[.$C$9];[.D52]+[.$C$6]*2;[.D52]);[.D52])" office:value-type="float" office:value="340">
            <text:p>340</text:p>
          </table:table-cell>
          <table:table-cell table:style-name="ce9" table:formula="of:=IF([.B53]&gt;[.$C$9];[.E52]+3*[.$C$6];0)" office:value-type="float" office:value="0">
            <text:p>0</text:p>
          </table:table-cell>
          <table:table-cell table:style-name="ce9" table:formula="of:=[.C53]+[.D53]+[.E53]" office:value-type="float" office:value="540">
            <text:p>54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38">
            <text:p>38</text:p>
          </table:table-cell>
          <table:table-cell table:style-name="ce9" table:formula="of:=IF([.B54]&lt;=[.$C$8];[.C53]+[.$C$6];[.C53])" office:value-type="float" office:value="200">
            <text:p>200</text:p>
          </table:table-cell>
          <table:table-cell table:style-name="ce12" table:formula="of:=IF([.B54]&gt;[.$C$8];IF([.B54]&lt;=[.$C$9];[.D53]+[.$C$6]*2;[.D53]);[.D53])" office:value-type="float" office:value="360">
            <text:p>360</text:p>
          </table:table-cell>
          <table:table-cell table:style-name="ce9" table:formula="of:=IF([.B54]&gt;[.$C$9];[.E53]+3*[.$C$6];0)" office:value-type="float" office:value="0">
            <text:p>0</text:p>
          </table:table-cell>
          <table:table-cell table:style-name="ce9" table:formula="of:=[.C54]+[.D54]+[.E54]" office:value-type="float" office:value="560">
            <text:p>56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39">
            <text:p>39</text:p>
          </table:table-cell>
          <table:table-cell table:style-name="ce9" table:formula="of:=IF([.B55]&lt;=[.$C$8];[.C54]+[.$C$6];[.C54])" office:value-type="float" office:value="200">
            <text:p>200</text:p>
          </table:table-cell>
          <table:table-cell table:style-name="ce12" table:formula="of:=IF([.B55]&gt;[.$C$8];IF([.B55]&lt;=[.$C$9];[.D54]+[.$C$6]*2;[.D54]);[.D54])" office:value-type="float" office:value="380">
            <text:p>380</text:p>
          </table:table-cell>
          <table:table-cell table:style-name="ce9" table:formula="of:=IF([.B55]&gt;[.$C$9];[.E54]+3*[.$C$6];0)" office:value-type="float" office:value="0">
            <text:p>0</text:p>
          </table:table-cell>
          <table:table-cell table:style-name="ce9" table:formula="of:=[.C55]+[.D55]+[.E55]" office:value-type="float" office:value="580">
            <text:p>58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40">
            <text:p>40</text:p>
          </table:table-cell>
          <table:table-cell table:style-name="ce9" table:formula="of:=IF([.B56]&lt;=[.$C$8];[.C55]+[.$C$6];[.C55])" office:value-type="float" office:value="200">
            <text:p>200</text:p>
          </table:table-cell>
          <table:table-cell table:style-name="ce12" table:formula="of:=IF([.B56]&gt;[.$C$8];IF([.B56]&lt;=[.$C$9];[.D55]+[.$C$6]*2;[.D55]);[.D55])" office:value-type="float" office:value="400">
            <text:p>400</text:p>
          </table:table-cell>
          <table:table-cell table:style-name="ce9" table:formula="of:=IF([.B56]&gt;[.$C$9];[.E55]+3*[.$C$6];0)" office:value-type="float" office:value="0">
            <text:p>0</text:p>
          </table:table-cell>
          <table:table-cell table:style-name="ce9" table:formula="of:=[.C56]+[.D56]+[.E56]" office:value-type="float" office:value="600">
            <text:p>60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41">
            <text:p>41</text:p>
          </table:table-cell>
          <table:table-cell table:style-name="ce9" table:formula="of:=IF([.B57]&lt;=[.$C$8];[.C56]+[.$C$6];[.C56])" office:value-type="float" office:value="200">
            <text:p>200</text:p>
          </table:table-cell>
          <table:table-cell table:style-name="ce12" table:formula="of:=IF([.B57]&gt;[.$C$8];IF([.B57]&lt;=[.$C$9];[.D56]+[.$C$6]*2;[.D56]);[.D56])" office:value-type="float" office:value="400">
            <text:p>400</text:p>
          </table:table-cell>
          <table:table-cell table:style-name="ce9" table:formula="of:=IF([.B57]&gt;[.$C$9];[.E56]+3*[.$C$6];0)" office:value-type="float" office:value="30">
            <text:p>30</text:p>
          </table:table-cell>
          <table:table-cell table:style-name="ce9" table:formula="of:=[.C57]+[.D57]+[.E57]" office:value-type="float" office:value="630">
            <text:p>63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42">
            <text:p>42</text:p>
          </table:table-cell>
          <table:table-cell table:style-name="ce9" table:formula="of:=IF([.B58]&lt;=[.$C$8];[.C57]+[.$C$6];[.C57])" office:value-type="float" office:value="200">
            <text:p>200</text:p>
          </table:table-cell>
          <table:table-cell table:style-name="ce12" table:formula="of:=IF([.B58]&gt;[.$C$8];IF([.B58]&lt;=[.$C$9];[.D57]+[.$C$6]*2;[.D57]);[.D57])" office:value-type="float" office:value="400">
            <text:p>400</text:p>
          </table:table-cell>
          <table:table-cell table:style-name="ce9" table:formula="of:=IF([.B58]&gt;[.$C$9];[.E57]+3*[.$C$6];0)" office:value-type="float" office:value="60">
            <text:p>60</text:p>
          </table:table-cell>
          <table:table-cell table:style-name="ce9" table:formula="of:=[.C58]+[.D58]+[.E58]" office:value-type="float" office:value="660">
            <text:p>66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43">
            <text:p>43</text:p>
          </table:table-cell>
          <table:table-cell table:style-name="ce9" table:formula="of:=IF([.B59]&lt;=[.$C$8];[.C58]+[.$C$6];[.C58])" office:value-type="float" office:value="200">
            <text:p>200</text:p>
          </table:table-cell>
          <table:table-cell table:style-name="ce12" table:formula="of:=IF([.B59]&gt;[.$C$8];IF([.B59]&lt;=[.$C$9];[.D58]+[.$C$6]*2;[.D58]);[.D58])" office:value-type="float" office:value="400">
            <text:p>400</text:p>
          </table:table-cell>
          <table:table-cell table:style-name="ce9" table:formula="of:=IF([.B59]&gt;[.$C$9];[.E58]+3*[.$C$6];0)" office:value-type="float" office:value="90">
            <text:p>90</text:p>
          </table:table-cell>
          <table:table-cell table:style-name="ce9" table:formula="of:=[.C59]+[.D59]+[.E59]" office:value-type="float" office:value="690">
            <text:p>69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44">
            <text:p>44</text:p>
          </table:table-cell>
          <table:table-cell table:style-name="ce9" table:formula="of:=IF([.B60]&lt;=[.$C$8];[.C59]+[.$C$6];[.C59])" office:value-type="float" office:value="200">
            <text:p>200</text:p>
          </table:table-cell>
          <table:table-cell table:style-name="ce12" table:formula="of:=IF([.B60]&gt;[.$C$8];IF([.B60]&lt;=[.$C$9];[.D59]+[.$C$6]*2;[.D59]);[.D59])" office:value-type="float" office:value="400">
            <text:p>400</text:p>
          </table:table-cell>
          <table:table-cell table:style-name="ce9" table:formula="of:=IF([.B60]&gt;[.$C$9];[.E59]+3*[.$C$6];0)" office:value-type="float" office:value="120">
            <text:p>120</text:p>
          </table:table-cell>
          <table:table-cell table:style-name="ce9" table:formula="of:=[.C60]+[.D60]+[.E60]" office:value-type="float" office:value="720">
            <text:p>72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45">
            <text:p>45</text:p>
          </table:table-cell>
          <table:table-cell table:style-name="ce9" table:formula="of:=IF([.B61]&lt;=[.$C$8];[.C60]+[.$C$6];[.C60])" office:value-type="float" office:value="200">
            <text:p>200</text:p>
          </table:table-cell>
          <table:table-cell table:style-name="ce12" table:formula="of:=IF([.B61]&gt;[.$C$8];IF([.B61]&lt;=[.$C$9];[.D60]+[.$C$6]*2;[.D60]);[.D60])" office:value-type="float" office:value="400">
            <text:p>400</text:p>
          </table:table-cell>
          <table:table-cell table:style-name="ce9" table:formula="of:=IF([.B61]&gt;[.$C$9];[.E60]+3*[.$C$6];0)" office:value-type="float" office:value="150">
            <text:p>150</text:p>
          </table:table-cell>
          <table:table-cell table:style-name="ce9" table:formula="of:=[.C61]+[.D61]+[.E61]" office:value-type="float" office:value="750">
            <text:p>75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46">
            <text:p>46</text:p>
          </table:table-cell>
          <table:table-cell table:style-name="ce9" table:formula="of:=IF([.B62]&lt;=[.$C$8];[.C61]+[.$C$6];[.C61])" office:value-type="float" office:value="200">
            <text:p>200</text:p>
          </table:table-cell>
          <table:table-cell table:style-name="ce12" table:formula="of:=IF([.B62]&gt;[.$C$8];IF([.B62]&lt;=[.$C$9];[.D61]+[.$C$6]*2;[.D61]);[.D61])" office:value-type="float" office:value="400">
            <text:p>400</text:p>
          </table:table-cell>
          <table:table-cell table:style-name="ce9" table:formula="of:=IF([.B62]&gt;[.$C$9];[.E61]+3*[.$C$6];0)" office:value-type="float" office:value="180">
            <text:p>180</text:p>
          </table:table-cell>
          <table:table-cell table:style-name="ce9" table:formula="of:=[.C62]+[.D62]+[.E62]" office:value-type="float" office:value="780">
            <text:p>78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47">
            <text:p>47</text:p>
          </table:table-cell>
          <table:table-cell table:style-name="ce9" table:formula="of:=IF([.B63]&lt;=[.$C$8];[.C62]+[.$C$6];[.C62])" office:value-type="float" office:value="200">
            <text:p>200</text:p>
          </table:table-cell>
          <table:table-cell table:style-name="ce12" table:formula="of:=IF([.B63]&gt;[.$C$8];IF([.B63]&lt;=[.$C$9];[.D62]+[.$C$6]*2;[.D62]);[.D62])" office:value-type="float" office:value="400">
            <text:p>400</text:p>
          </table:table-cell>
          <table:table-cell table:style-name="ce9" table:formula="of:=IF([.B63]&gt;[.$C$9];[.E62]+3*[.$C$6];0)" office:value-type="float" office:value="210">
            <text:p>210</text:p>
          </table:table-cell>
          <table:table-cell table:style-name="ce9" table:formula="of:=[.C63]+[.D63]+[.E63]" office:value-type="float" office:value="810">
            <text:p>81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48">
            <text:p>48</text:p>
          </table:table-cell>
          <table:table-cell table:style-name="ce9" table:formula="of:=IF([.B64]&lt;=[.$C$8];[.C63]+[.$C$6];[.C63])" office:value-type="float" office:value="200">
            <text:p>200</text:p>
          </table:table-cell>
          <table:table-cell table:style-name="ce12" table:formula="of:=IF([.B64]&gt;[.$C$8];IF([.B64]&lt;=[.$C$9];[.D63]+[.$C$6]*2;[.D63]);[.D63])" office:value-type="float" office:value="400">
            <text:p>400</text:p>
          </table:table-cell>
          <table:table-cell table:style-name="ce9" table:formula="of:=IF([.B64]&gt;[.$C$9];[.E63]+3*[.$C$6];0)" office:value-type="float" office:value="240">
            <text:p>240</text:p>
          </table:table-cell>
          <table:table-cell table:style-name="ce9" table:formula="of:=[.C64]+[.D64]+[.E64]" office:value-type="float" office:value="840">
            <text:p>84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49">
            <text:p>49</text:p>
          </table:table-cell>
          <table:table-cell table:style-name="ce9" table:formula="of:=IF([.B65]&lt;=[.$C$8];[.C64]+[.$C$6];[.C64])" office:value-type="float" office:value="200">
            <text:p>200</text:p>
          </table:table-cell>
          <table:table-cell table:style-name="ce12" table:formula="of:=IF([.B65]&gt;[.$C$8];IF([.B65]&lt;=[.$C$9];[.D64]+[.$C$6]*2;[.D64]);[.D64])" office:value-type="float" office:value="400">
            <text:p>400</text:p>
          </table:table-cell>
          <table:table-cell table:style-name="ce9" table:formula="of:=IF([.B65]&gt;[.$C$9];[.E64]+3*[.$C$6];0)" office:value-type="float" office:value="270">
            <text:p>270</text:p>
          </table:table-cell>
          <table:table-cell table:style-name="ce9" table:formula="of:=[.C65]+[.D65]+[.E65]" office:value-type="float" office:value="870">
            <text:p>870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50">
            <text:p>50</text:p>
          </table:table-cell>
          <table:table-cell table:style-name="ce8" table:formula="of:=IF([.B66]&lt;=[.$C$8];[.C65]+[.$C$6];[.C65])" office:value-type="float" office:value="200">
            <text:p>200</text:p>
          </table:table-cell>
          <table:table-cell table:style-name="ce8" table:formula="of:=IF([.B66]&gt;[.$C$8];IF([.B66]&lt;=[.$C$9];[.D65]+[.$C$6]*2;[.D65]);[.D65])" office:value-type="float" office:value="400">
            <text:p>400</text:p>
          </table:table-cell>
          <table:table-cell table:style-name="ce8" table:formula="of:=IF([.B66]&gt;[.$C$9];[.E65]+3*[.$C$6];0)" office:value-type="float" office:value="300">
            <text:p>300</text:p>
          </table:table-cell>
          <table:table-cell table:style-name="ce8" table:formula="of:=[.C66]+[.D66]+[.E66]" office:value-type="float" office:value="900">
            <text:p>90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51">
            <text:p>51</text:p>
          </table:table-cell>
          <table:table-cell table:style-name="ce9" table:formula="of:=IF([.B67]&lt;=[.$C$8];[.C66]+[.$C$6];[.C66])" office:value-type="float" office:value="200">
            <text:p>200</text:p>
          </table:table-cell>
          <table:table-cell table:style-name="ce12" table:formula="of:=IF([.B67]&gt;[.$C$8];IF([.B67]&lt;=[.$C$9];[.D66]+[.$C$6]*2;[.D66]);[.D66])" office:value-type="float" office:value="400">
            <text:p>400</text:p>
          </table:table-cell>
          <table:table-cell table:style-name="ce9" table:formula="of:=IF([.B67]&gt;[.$C$9];[.E66]+3*[.$C$6];0)" office:value-type="float" office:value="330">
            <text:p>330</text:p>
          </table:table-cell>
          <table:table-cell table:style-name="ce9" table:formula="of:=[.C67]+[.D67]+[.E67]" office:value-type="float" office:value="930">
            <text:p>93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52">
            <text:p>52</text:p>
          </table:table-cell>
          <table:table-cell table:style-name="ce9" table:formula="of:=IF([.B68]&lt;=[.$C$8];[.C67]+[.$C$6];[.C67])" office:value-type="float" office:value="200">
            <text:p>200</text:p>
          </table:table-cell>
          <table:table-cell table:style-name="ce12" table:formula="of:=IF([.B68]&gt;[.$C$8];IF([.B68]&lt;=[.$C$9];[.D67]+[.$C$6]*2;[.D67]);[.D67])" office:value-type="float" office:value="400">
            <text:p>400</text:p>
          </table:table-cell>
          <table:table-cell table:style-name="ce9" table:formula="of:=IF([.B68]&gt;[.$C$9];[.E67]+3*[.$C$6];0)" office:value-type="float" office:value="360">
            <text:p>360</text:p>
          </table:table-cell>
          <table:table-cell table:style-name="ce9" table:formula="of:=[.C68]+[.D68]+[.E68]" office:value-type="float" office:value="960">
            <text:p>96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53">
            <text:p>53</text:p>
          </table:table-cell>
          <table:table-cell table:style-name="ce9" table:formula="of:=IF([.B69]&lt;=[.$C$8];[.C68]+[.$C$6];[.C68])" office:value-type="float" office:value="200">
            <text:p>200</text:p>
          </table:table-cell>
          <table:table-cell table:style-name="ce12" table:formula="of:=IF([.B69]&gt;[.$C$8];IF([.B69]&lt;=[.$C$9];[.D68]+[.$C$6]*2;[.D68]);[.D68])" office:value-type="float" office:value="400">
            <text:p>400</text:p>
          </table:table-cell>
          <table:table-cell table:style-name="ce9" table:formula="of:=IF([.B69]&gt;[.$C$9];[.E68]+3*[.$C$6];0)" office:value-type="float" office:value="390">
            <text:p>390</text:p>
          </table:table-cell>
          <table:table-cell table:style-name="ce9" table:formula="of:=[.C69]+[.D69]+[.E69]" office:value-type="float" office:value="990">
            <text:p>99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54">
            <text:p>54</text:p>
          </table:table-cell>
          <table:table-cell table:style-name="ce9" table:formula="of:=IF([.B70]&lt;=[.$C$8];[.C69]+[.$C$6];[.C69])" office:value-type="float" office:value="200">
            <text:p>200</text:p>
          </table:table-cell>
          <table:table-cell table:style-name="ce12" table:formula="of:=IF([.B70]&gt;[.$C$8];IF([.B70]&lt;=[.$C$9];[.D69]+[.$C$6]*2;[.D69]);[.D69])" office:value-type="float" office:value="400">
            <text:p>400</text:p>
          </table:table-cell>
          <table:table-cell table:style-name="ce9" table:formula="of:=IF([.B70]&gt;[.$C$9];[.E69]+3*[.$C$6];0)" office:value-type="float" office:value="420">
            <text:p>420</text:p>
          </table:table-cell>
          <table:table-cell table:style-name="ce9" table:formula="of:=[.C70]+[.D70]+[.E70]" office:value-type="float" office:value="1020">
            <text:p>102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55">
            <text:p>55</text:p>
          </table:table-cell>
          <table:table-cell table:style-name="ce9" table:formula="of:=IF([.B71]&lt;=[.$C$8];[.C70]+[.$C$6];[.C70])" office:value-type="float" office:value="200">
            <text:p>200</text:p>
          </table:table-cell>
          <table:table-cell table:style-name="ce12" table:formula="of:=IF([.B71]&gt;[.$C$8];IF([.B71]&lt;=[.$C$9];[.D70]+[.$C$6]*2;[.D70]);[.D70])" office:value-type="float" office:value="400">
            <text:p>400</text:p>
          </table:table-cell>
          <table:table-cell table:style-name="ce9" table:formula="of:=IF([.B71]&gt;[.$C$9];[.E70]+3*[.$C$6];0)" office:value-type="float" office:value="450">
            <text:p>450</text:p>
          </table:table-cell>
          <table:table-cell table:style-name="ce9" table:formula="of:=[.C71]+[.D71]+[.E71]" office:value-type="float" office:value="1050">
            <text:p>105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56">
            <text:p>56</text:p>
          </table:table-cell>
          <table:table-cell table:style-name="ce9" table:formula="of:=IF([.B72]&lt;=[.$C$8];[.C71]+[.$C$6];[.C71])" office:value-type="float" office:value="200">
            <text:p>200</text:p>
          </table:table-cell>
          <table:table-cell table:style-name="ce12" table:formula="of:=IF([.B72]&gt;[.$C$8];IF([.B72]&lt;=[.$C$9];[.D71]+[.$C$6]*2;[.D71]);[.D71])" office:value-type="float" office:value="400">
            <text:p>400</text:p>
          </table:table-cell>
          <table:table-cell table:style-name="ce9" table:formula="of:=IF([.B72]&gt;[.$C$9];[.E71]+3*[.$C$6];0)" office:value-type="float" office:value="480">
            <text:p>480</text:p>
          </table:table-cell>
          <table:table-cell table:style-name="ce9" table:formula="of:=[.C72]+[.D72]+[.E72]" office:value-type="float" office:value="1080">
            <text:p>108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57">
            <text:p>57</text:p>
          </table:table-cell>
          <table:table-cell table:style-name="ce9" table:formula="of:=IF([.B73]&lt;=[.$C$8];[.C72]+[.$C$6];[.C72])" office:value-type="float" office:value="200">
            <text:p>200</text:p>
          </table:table-cell>
          <table:table-cell table:style-name="ce12" table:formula="of:=IF([.B73]&gt;[.$C$8];IF([.B73]&lt;=[.$C$9];[.D72]+[.$C$6]*2;[.D72]);[.D72])" office:value-type="float" office:value="400">
            <text:p>400</text:p>
          </table:table-cell>
          <table:table-cell table:style-name="ce9" table:formula="of:=IF([.B73]&gt;[.$C$9];[.E72]+3*[.$C$6];0)" office:value-type="float" office:value="510">
            <text:p>510</text:p>
          </table:table-cell>
          <table:table-cell table:style-name="ce9" table:formula="of:=[.C73]+[.D73]+[.E73]" office:value-type="float" office:value="1110">
            <text:p>111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58">
            <text:p>58</text:p>
          </table:table-cell>
          <table:table-cell table:style-name="ce9" table:formula="of:=IF([.B74]&lt;=[.$C$8];[.C73]+[.$C$6];[.C73])" office:value-type="float" office:value="200">
            <text:p>200</text:p>
          </table:table-cell>
          <table:table-cell table:style-name="ce12" table:formula="of:=IF([.B74]&gt;[.$C$8];IF([.B74]&lt;=[.$C$9];[.D73]+[.$C$6]*2;[.D73]);[.D73])" office:value-type="float" office:value="400">
            <text:p>400</text:p>
          </table:table-cell>
          <table:table-cell table:style-name="ce9" table:formula="of:=IF([.B74]&gt;[.$C$9];[.E73]+3*[.$C$6];0)" office:value-type="float" office:value="540">
            <text:p>540</text:p>
          </table:table-cell>
          <table:table-cell table:style-name="ce9" table:formula="of:=[.C74]+[.D74]+[.E74]" office:value-type="float" office:value="1140">
            <text:p>114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59">
            <text:p>59</text:p>
          </table:table-cell>
          <table:table-cell table:style-name="ce9" table:formula="of:=IF([.B75]&lt;=[.$C$8];[.C74]+[.$C$6];[.C74])" office:value-type="float" office:value="200">
            <text:p>200</text:p>
          </table:table-cell>
          <table:table-cell table:style-name="ce12" table:formula="of:=IF([.B75]&gt;[.$C$8];IF([.B75]&lt;=[.$C$9];[.D74]+[.$C$6]*2;[.D74]);[.D74])" office:value-type="float" office:value="400">
            <text:p>400</text:p>
          </table:table-cell>
          <table:table-cell table:style-name="ce9" table:formula="of:=IF([.B75]&gt;[.$C$9];[.E74]+3*[.$C$6];0)" office:value-type="float" office:value="570">
            <text:p>570</text:p>
          </table:table-cell>
          <table:table-cell table:style-name="ce9" table:formula="of:=[.C75]+[.D75]+[.E75]" office:value-type="float" office:value="1170">
            <text:p>117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60">
            <text:p>60</text:p>
          </table:table-cell>
          <table:table-cell table:style-name="ce9" table:formula="of:=IF([.B76]&lt;=[.$C$8];[.C75]+[.$C$6];[.C75])" office:value-type="float" office:value="200">
            <text:p>200</text:p>
          </table:table-cell>
          <table:table-cell table:style-name="ce12" table:formula="of:=IF([.B76]&gt;[.$C$8];IF([.B76]&lt;=[.$C$9];[.D75]+[.$C$6]*2;[.D75]);[.D75])" office:value-type="float" office:value="400">
            <text:p>400</text:p>
          </table:table-cell>
          <table:table-cell table:style-name="ce9" table:formula="of:=IF([.B76]&gt;[.$C$9];[.E75]+3*[.$C$6];0)" office:value-type="float" office:value="600">
            <text:p>600</text:p>
          </table:table-cell>
          <table:table-cell table:style-name="ce9" table:formula="of:=[.C76]+[.D76]+[.E76]" office:value-type="float" office:value="1200">
            <text:p>120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61">
            <text:p>61</text:p>
          </table:table-cell>
          <table:table-cell table:style-name="ce9" table:formula="of:=IF([.B77]&lt;=[.$C$8];[.C76]+[.$C$6];[.C76])" office:value-type="float" office:value="200">
            <text:p>200</text:p>
          </table:table-cell>
          <table:table-cell table:style-name="ce12" table:formula="of:=IF([.B77]&gt;[.$C$8];IF([.B77]&lt;=[.$C$9];[.D76]+[.$C$6]*2;[.D76]);[.D76])" office:value-type="float" office:value="400">
            <text:p>400</text:p>
          </table:table-cell>
          <table:table-cell table:style-name="ce9" table:formula="of:=IF([.B77]&gt;[.$C$9];[.E76]+3*[.$C$6];0)" office:value-type="float" office:value="630">
            <text:p>630</text:p>
          </table:table-cell>
          <table:table-cell table:style-name="ce9" table:formula="of:=[.C77]+[.D77]+[.E77]" office:value-type="float" office:value="1230">
            <text:p>123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62">
            <text:p>62</text:p>
          </table:table-cell>
          <table:table-cell table:style-name="ce9" table:formula="of:=IF([.B78]&lt;=[.$C$8];[.C77]+[.$C$6];[.C77])" office:value-type="float" office:value="200">
            <text:p>200</text:p>
          </table:table-cell>
          <table:table-cell table:style-name="ce12" table:formula="of:=IF([.B78]&gt;[.$C$8];IF([.B78]&lt;=[.$C$9];[.D77]+[.$C$6]*2;[.D77]);[.D77])" office:value-type="float" office:value="400">
            <text:p>400</text:p>
          </table:table-cell>
          <table:table-cell table:style-name="ce9" table:formula="of:=IF([.B78]&gt;[.$C$9];[.E77]+3*[.$C$6];0)" office:value-type="float" office:value="660">
            <text:p>660</text:p>
          </table:table-cell>
          <table:table-cell table:style-name="ce9" table:formula="of:=[.C78]+[.D78]+[.E78]" office:value-type="float" office:value="1260">
            <text:p>126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63">
            <text:p>63</text:p>
          </table:table-cell>
          <table:table-cell table:style-name="ce9" table:formula="of:=IF([.B79]&lt;=[.$C$8];[.C78]+[.$C$6];[.C78])" office:value-type="float" office:value="200">
            <text:p>200</text:p>
          </table:table-cell>
          <table:table-cell table:style-name="ce12" table:formula="of:=IF([.B79]&gt;[.$C$8];IF([.B79]&lt;=[.$C$9];[.D78]+[.$C$6]*2;[.D78]);[.D78])" office:value-type="float" office:value="400">
            <text:p>400</text:p>
          </table:table-cell>
          <table:table-cell table:style-name="ce9" table:formula="of:=IF([.B79]&gt;[.$C$9];[.E78]+3*[.$C$6];0)" office:value-type="float" office:value="690">
            <text:p>690</text:p>
          </table:table-cell>
          <table:table-cell table:style-name="ce9" table:formula="of:=[.C79]+[.D79]+[.E79]" office:value-type="float" office:value="1290">
            <text:p>129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64">
            <text:p>64</text:p>
          </table:table-cell>
          <table:table-cell table:style-name="ce9" table:formula="of:=IF([.B80]&lt;=[.$C$8];[.C79]+[.$C$6];[.C79])" office:value-type="float" office:value="200">
            <text:p>200</text:p>
          </table:table-cell>
          <table:table-cell table:style-name="ce12" table:formula="of:=IF([.B80]&gt;[.$C$8];IF([.B80]&lt;=[.$C$9];[.D79]+[.$C$6]*2;[.D79]);[.D79])" office:value-type="float" office:value="400">
            <text:p>400</text:p>
          </table:table-cell>
          <table:table-cell table:style-name="ce9" table:formula="of:=IF([.B80]&gt;[.$C$9];[.E79]+3*[.$C$6];0)" office:value-type="float" office:value="720">
            <text:p>720</text:p>
          </table:table-cell>
          <table:table-cell table:style-name="ce9" table:formula="of:=[.C80]+[.D80]+[.E80]" office:value-type="float" office:value="1320">
            <text:p>132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65">
            <text:p>65</text:p>
          </table:table-cell>
          <table:table-cell table:style-name="ce9" table:formula="of:=IF([.B81]&lt;=[.$C$8];[.C80]+[.$C$6];[.C80])" office:value-type="float" office:value="200">
            <text:p>200</text:p>
          </table:table-cell>
          <table:table-cell table:style-name="ce12" table:formula="of:=IF([.B81]&gt;[.$C$8];IF([.B81]&lt;=[.$C$9];[.D80]+[.$C$6]*2;[.D80]);[.D80])" office:value-type="float" office:value="400">
            <text:p>400</text:p>
          </table:table-cell>
          <table:table-cell table:style-name="ce9" table:formula="of:=IF([.B81]&gt;[.$C$9];[.E80]+3*[.$C$6];0)" office:value-type="float" office:value="750">
            <text:p>750</text:p>
          </table:table-cell>
          <table:table-cell table:style-name="ce9" table:formula="of:=[.C81]+[.D81]+[.E81]" office:value-type="float" office:value="1350">
            <text:p>135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66">
            <text:p>66</text:p>
          </table:table-cell>
          <table:table-cell table:style-name="ce9" table:formula="of:=IF([.B82]&lt;=[.$C$8];[.C81]+[.$C$6];[.C81])" office:value-type="float" office:value="200">
            <text:p>200</text:p>
          </table:table-cell>
          <table:table-cell table:style-name="ce12" table:formula="of:=IF([.B82]&gt;[.$C$8];IF([.B82]&lt;=[.$C$9];[.D81]+[.$C$6]*2;[.D81]);[.D81])" office:value-type="float" office:value="400">
            <text:p>400</text:p>
          </table:table-cell>
          <table:table-cell table:style-name="ce9" table:formula="of:=IF([.B82]&gt;[.$C$9];[.E81]+3*[.$C$6];0)" office:value-type="float" office:value="780">
            <text:p>780</text:p>
          </table:table-cell>
          <table:table-cell table:style-name="ce9" table:formula="of:=[.C82]+[.D82]+[.E82]" office:value-type="float" office:value="1380">
            <text:p>138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67">
            <text:p>67</text:p>
          </table:table-cell>
          <table:table-cell table:style-name="ce9" table:formula="of:=IF([.B83]&lt;=[.$C$8];[.C82]+[.$C$6];[.C82])" office:value-type="float" office:value="200">
            <text:p>200</text:p>
          </table:table-cell>
          <table:table-cell table:style-name="ce12" table:formula="of:=IF([.B83]&gt;[.$C$8];IF([.B83]&lt;=[.$C$9];[.D82]+[.$C$6]*2;[.D82]);[.D82])" office:value-type="float" office:value="400">
            <text:p>400</text:p>
          </table:table-cell>
          <table:table-cell table:style-name="ce9" table:formula="of:=IF([.B83]&gt;[.$C$9];[.E82]+3*[.$C$6];0)" office:value-type="float" office:value="810">
            <text:p>810</text:p>
          </table:table-cell>
          <table:table-cell table:style-name="ce9" table:formula="of:=[.C83]+[.D83]+[.E83]" office:value-type="float" office:value="1410">
            <text:p>141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68">
            <text:p>68</text:p>
          </table:table-cell>
          <table:table-cell table:style-name="ce9" table:formula="of:=IF([.B84]&lt;=[.$C$8];[.C83]+[.$C$6];[.C83])" office:value-type="float" office:value="200">
            <text:p>200</text:p>
          </table:table-cell>
          <table:table-cell table:style-name="ce12" table:formula="of:=IF([.B84]&gt;[.$C$8];IF([.B84]&lt;=[.$C$9];[.D83]+[.$C$6]*2;[.D83]);[.D83])" office:value-type="float" office:value="400">
            <text:p>400</text:p>
          </table:table-cell>
          <table:table-cell table:style-name="ce9" table:formula="of:=IF([.B84]&gt;[.$C$9];[.E83]+3*[.$C$6];0)" office:value-type="float" office:value="840">
            <text:p>840</text:p>
          </table:table-cell>
          <table:table-cell table:style-name="ce9" table:formula="of:=[.C84]+[.D84]+[.E84]" office:value-type="float" office:value="1440">
            <text:p>144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69">
            <text:p>69</text:p>
          </table:table-cell>
          <table:table-cell table:style-name="ce9" table:formula="of:=IF([.B85]&lt;=[.$C$8];[.C84]+[.$C$6];[.C84])" office:value-type="float" office:value="200">
            <text:p>200</text:p>
          </table:table-cell>
          <table:table-cell table:style-name="ce12" table:formula="of:=IF([.B85]&gt;[.$C$8];IF([.B85]&lt;=[.$C$9];[.D84]+[.$C$6]*2;[.D84]);[.D84])" office:value-type="float" office:value="400">
            <text:p>400</text:p>
          </table:table-cell>
          <table:table-cell table:style-name="ce9" table:formula="of:=IF([.B85]&gt;[.$C$9];[.E84]+3*[.$C$6];0)" office:value-type="float" office:value="870">
            <text:p>870</text:p>
          </table:table-cell>
          <table:table-cell table:style-name="ce9" table:formula="of:=[.C85]+[.D85]+[.E85]" office:value-type="float" office:value="1470">
            <text:p>147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70">
            <text:p>70</text:p>
          </table:table-cell>
          <table:table-cell table:style-name="ce9" table:formula="of:=IF([.B86]&lt;=[.$C$8];[.C85]+[.$C$6];[.C85])" office:value-type="float" office:value="200">
            <text:p>200</text:p>
          </table:table-cell>
          <table:table-cell table:style-name="ce12" table:formula="of:=IF([.B86]&gt;[.$C$8];IF([.B86]&lt;=[.$C$9];[.D85]+[.$C$6]*2;[.D85]);[.D85])" office:value-type="float" office:value="400">
            <text:p>400</text:p>
          </table:table-cell>
          <table:table-cell table:style-name="ce9" table:formula="of:=IF([.B86]&gt;[.$C$9];[.E85]+3*[.$C$6];0)" office:value-type="float" office:value="900">
            <text:p>900</text:p>
          </table:table-cell>
          <table:table-cell table:style-name="ce9" table:formula="of:=[.C86]+[.D86]+[.E86]" office:value-type="float" office:value="1500">
            <text:p>150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71">
            <text:p>71</text:p>
          </table:table-cell>
          <table:table-cell table:style-name="ce9" table:formula="of:=IF([.B87]&lt;=[.$C$8];[.C86]+[.$C$6];[.C86])" office:value-type="float" office:value="200">
            <text:p>200</text:p>
          </table:table-cell>
          <table:table-cell table:style-name="ce12" table:formula="of:=IF([.B87]&gt;[.$C$8];IF([.B87]&lt;=[.$C$9];[.D86]+[.$C$6]*2;[.D86]);[.D86])" office:value-type="float" office:value="400">
            <text:p>400</text:p>
          </table:table-cell>
          <table:table-cell table:style-name="ce9" table:formula="of:=IF([.B87]&gt;[.$C$9];[.E86]+3*[.$C$6];0)" office:value-type="float" office:value="930">
            <text:p>930</text:p>
          </table:table-cell>
          <table:table-cell table:style-name="ce9" table:formula="of:=[.C87]+[.D87]+[.E87]" office:value-type="float" office:value="1530">
            <text:p>153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72">
            <text:p>72</text:p>
          </table:table-cell>
          <table:table-cell table:style-name="ce9" table:formula="of:=IF([.B88]&lt;=[.$C$8];[.C87]+[.$C$6];[.C87])" office:value-type="float" office:value="200">
            <text:p>200</text:p>
          </table:table-cell>
          <table:table-cell table:style-name="ce12" table:formula="of:=IF([.B88]&gt;[.$C$8];IF([.B88]&lt;=[.$C$9];[.D87]+[.$C$6]*2;[.D87]);[.D87])" office:value-type="float" office:value="400">
            <text:p>400</text:p>
          </table:table-cell>
          <table:table-cell table:style-name="ce9" table:formula="of:=IF([.B88]&gt;[.$C$9];[.E87]+3*[.$C$6];0)" office:value-type="float" office:value="960">
            <text:p>960</text:p>
          </table:table-cell>
          <table:table-cell table:style-name="ce9" table:formula="of:=[.C88]+[.D88]+[.E88]" office:value-type="float" office:value="1560">
            <text:p>156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73">
            <text:p>73</text:p>
          </table:table-cell>
          <table:table-cell table:style-name="ce9" table:formula="of:=IF([.B89]&lt;=[.$C$8];[.C88]+[.$C$6];[.C88])" office:value-type="float" office:value="200">
            <text:p>200</text:p>
          </table:table-cell>
          <table:table-cell table:style-name="ce12" table:formula="of:=IF([.B89]&gt;[.$C$8];IF([.B89]&lt;=[.$C$9];[.D88]+[.$C$6]*2;[.D88]);[.D88])" office:value-type="float" office:value="400">
            <text:p>400</text:p>
          </table:table-cell>
          <table:table-cell table:style-name="ce9" table:formula="of:=IF([.B89]&gt;[.$C$9];[.E88]+3*[.$C$6];0)" office:value-type="float" office:value="990">
            <text:p>990</text:p>
          </table:table-cell>
          <table:table-cell table:style-name="ce9" table:formula="of:=[.C89]+[.D89]+[.E89]" office:value-type="float" office:value="1590">
            <text:p>159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74">
            <text:p>74</text:p>
          </table:table-cell>
          <table:table-cell table:style-name="ce9" table:formula="of:=IF([.B90]&lt;=[.$C$8];[.C89]+[.$C$6];[.C89])" office:value-type="float" office:value="200">
            <text:p>200</text:p>
          </table:table-cell>
          <table:table-cell table:style-name="ce12" table:formula="of:=IF([.B90]&gt;[.$C$8];IF([.B90]&lt;=[.$C$9];[.D89]+[.$C$6]*2;[.D89]);[.D89])" office:value-type="float" office:value="400">
            <text:p>400</text:p>
          </table:table-cell>
          <table:table-cell table:style-name="ce9" table:formula="of:=IF([.B90]&gt;[.$C$9];[.E89]+3*[.$C$6];0)" office:value-type="float" office:value="1020">
            <text:p>1020</text:p>
          </table:table-cell>
          <table:table-cell table:style-name="ce9" table:formula="of:=[.C90]+[.D90]+[.E90]" office:value-type="float" office:value="1620">
            <text:p>162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75">
            <text:p>75</text:p>
          </table:table-cell>
          <table:table-cell table:style-name="ce9" table:formula="of:=IF([.B91]&lt;=[.$C$8];[.C90]+[.$C$6];[.C90])" office:value-type="float" office:value="200">
            <text:p>200</text:p>
          </table:table-cell>
          <table:table-cell table:style-name="ce12" table:formula="of:=IF([.B91]&gt;[.$C$8];IF([.B91]&lt;=[.$C$9];[.D90]+[.$C$6]*2;[.D90]);[.D90])" office:value-type="float" office:value="400">
            <text:p>400</text:p>
          </table:table-cell>
          <table:table-cell table:style-name="ce9" table:formula="of:=IF([.B91]&gt;[.$C$9];[.E90]+3*[.$C$6];0)" office:value-type="float" office:value="1050">
            <text:p>1050</text:p>
          </table:table-cell>
          <table:table-cell table:style-name="ce9" table:formula="of:=[.C91]+[.D91]+[.E91]" office:value-type="float" office:value="1650">
            <text:p>165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76">
            <text:p>76</text:p>
          </table:table-cell>
          <table:table-cell table:style-name="ce9" table:formula="of:=IF([.B92]&lt;=[.$C$8];[.C91]+[.$C$6];[.C91])" office:value-type="float" office:value="200">
            <text:p>200</text:p>
          </table:table-cell>
          <table:table-cell table:style-name="ce12" table:formula="of:=IF([.B92]&gt;[.$C$8];IF([.B92]&lt;=[.$C$9];[.D91]+[.$C$6]*2;[.D91]);[.D91])" office:value-type="float" office:value="400">
            <text:p>400</text:p>
          </table:table-cell>
          <table:table-cell table:style-name="ce9" table:formula="of:=IF([.B92]&gt;[.$C$9];[.E91]+3*[.$C$6];0)" office:value-type="float" office:value="1080">
            <text:p>1080</text:p>
          </table:table-cell>
          <table:table-cell table:style-name="ce9" table:formula="of:=[.C92]+[.D92]+[.E92]" office:value-type="float" office:value="1680">
            <text:p>168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77">
            <text:p>77</text:p>
          </table:table-cell>
          <table:table-cell table:style-name="ce9" table:formula="of:=IF([.B93]&lt;=[.$C$8];[.C92]+[.$C$6];[.C92])" office:value-type="float" office:value="200">
            <text:p>200</text:p>
          </table:table-cell>
          <table:table-cell table:style-name="ce12" table:formula="of:=IF([.B93]&gt;[.$C$8];IF([.B93]&lt;=[.$C$9];[.D92]+[.$C$6]*2;[.D92]);[.D92])" office:value-type="float" office:value="400">
            <text:p>400</text:p>
          </table:table-cell>
          <table:table-cell table:style-name="ce9" table:formula="of:=IF([.B93]&gt;[.$C$9];[.E92]+3*[.$C$6];0)" office:value-type="float" office:value="1110">
            <text:p>1110</text:p>
          </table:table-cell>
          <table:table-cell table:style-name="ce9" table:formula="of:=[.C93]+[.D93]+[.E93]" office:value-type="float" office:value="1710">
            <text:p>171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78">
            <text:p>78</text:p>
          </table:table-cell>
          <table:table-cell table:style-name="ce9" table:formula="of:=IF([.B94]&lt;=[.$C$8];[.C93]+[.$C$6];[.C93])" office:value-type="float" office:value="200">
            <text:p>200</text:p>
          </table:table-cell>
          <table:table-cell table:style-name="ce12" table:formula="of:=IF([.B94]&gt;[.$C$8];IF([.B94]&lt;=[.$C$9];[.D93]+[.$C$6]*2;[.D93]);[.D93])" office:value-type="float" office:value="400">
            <text:p>400</text:p>
          </table:table-cell>
          <table:table-cell table:style-name="ce9" table:formula="of:=IF([.B94]&gt;[.$C$9];[.E93]+3*[.$C$6];0)" office:value-type="float" office:value="1140">
            <text:p>1140</text:p>
          </table:table-cell>
          <table:table-cell table:style-name="ce9" table:formula="of:=[.C94]+[.D94]+[.E94]" office:value-type="float" office:value="1740">
            <text:p>174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79">
            <text:p>79</text:p>
          </table:table-cell>
          <table:table-cell table:style-name="ce9" table:formula="of:=IF([.B95]&lt;=[.$C$8];[.C94]+[.$C$6];[.C94])" office:value-type="float" office:value="200">
            <text:p>200</text:p>
          </table:table-cell>
          <table:table-cell table:style-name="ce12" table:formula="of:=IF([.B95]&gt;[.$C$8];IF([.B95]&lt;=[.$C$9];[.D94]+[.$C$6]*2;[.D94]);[.D94])" office:value-type="float" office:value="400">
            <text:p>400</text:p>
          </table:table-cell>
          <table:table-cell table:style-name="ce9" table:formula="of:=IF([.B95]&gt;[.$C$9];[.E94]+3*[.$C$6];0)" office:value-type="float" office:value="1170">
            <text:p>1170</text:p>
          </table:table-cell>
          <table:table-cell table:style-name="ce9" table:formula="of:=[.C95]+[.D95]+[.E95]" office:value-type="float" office:value="1770">
            <text:p>177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80">
            <text:p>80</text:p>
          </table:table-cell>
          <table:table-cell table:style-name="ce9" table:formula="of:=IF([.B96]&lt;=[.$C$8];[.C95]+[.$C$6];[.C95])" office:value-type="float" office:value="200">
            <text:p>200</text:p>
          </table:table-cell>
          <table:table-cell table:style-name="ce12" table:formula="of:=IF([.B96]&gt;[.$C$8];IF([.B96]&lt;=[.$C$9];[.D95]+[.$C$6]*2;[.D95]);[.D95])" office:value-type="float" office:value="400">
            <text:p>400</text:p>
          </table:table-cell>
          <table:table-cell table:style-name="ce9" table:formula="of:=IF([.B96]&gt;[.$C$9];[.E95]+3*[.$C$6];0)" office:value-type="float" office:value="1200">
            <text:p>1200</text:p>
          </table:table-cell>
          <table:table-cell table:style-name="ce9" table:formula="of:=[.C96]+[.D96]+[.E96]" office:value-type="float" office:value="1800">
            <text:p>180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81">
            <text:p>81</text:p>
          </table:table-cell>
          <table:table-cell table:style-name="ce9" table:formula="of:=IF([.B97]&lt;=[.$C$8];[.C96]+[.$C$6];[.C96])" office:value-type="float" office:value="200">
            <text:p>200</text:p>
          </table:table-cell>
          <table:table-cell table:style-name="ce12" table:formula="of:=IF([.B97]&gt;[.$C$8];IF([.B97]&lt;=[.$C$9];[.D96]+[.$C$6]*2;[.D96]);[.D96])" office:value-type="float" office:value="400">
            <text:p>400</text:p>
          </table:table-cell>
          <table:table-cell table:style-name="ce9" table:formula="of:=IF([.B97]&gt;[.$C$9];[.E96]+3*[.$C$6];0)" office:value-type="float" office:value="1230">
            <text:p>1230</text:p>
          </table:table-cell>
          <table:table-cell table:style-name="ce9" table:formula="of:=[.C97]+[.D97]+[.E97]" office:value-type="float" office:value="1830">
            <text:p>183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82">
            <text:p>82</text:p>
          </table:table-cell>
          <table:table-cell table:style-name="ce9" table:formula="of:=IF([.B98]&lt;=[.$C$8];[.C97]+[.$C$6];[.C97])" office:value-type="float" office:value="200">
            <text:p>200</text:p>
          </table:table-cell>
          <table:table-cell table:style-name="ce12" table:formula="of:=IF([.B98]&gt;[.$C$8];IF([.B98]&lt;=[.$C$9];[.D97]+[.$C$6]*2;[.D97]);[.D97])" office:value-type="float" office:value="400">
            <text:p>400</text:p>
          </table:table-cell>
          <table:table-cell table:style-name="ce9" table:formula="of:=IF([.B98]&gt;[.$C$9];[.E97]+3*[.$C$6];0)" office:value-type="float" office:value="1260">
            <text:p>1260</text:p>
          </table:table-cell>
          <table:table-cell table:style-name="ce9" table:formula="of:=[.C98]+[.D98]+[.E98]" office:value-type="float" office:value="1860">
            <text:p>186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83">
            <text:p>83</text:p>
          </table:table-cell>
          <table:table-cell table:style-name="ce9" table:formula="of:=IF([.B99]&lt;=[.$C$8];[.C98]+[.$C$6];[.C98])" office:value-type="float" office:value="200">
            <text:p>200</text:p>
          </table:table-cell>
          <table:table-cell table:style-name="ce12" table:formula="of:=IF([.B99]&gt;[.$C$8];IF([.B99]&lt;=[.$C$9];[.D98]+[.$C$6]*2;[.D98]);[.D98])" office:value-type="float" office:value="400">
            <text:p>400</text:p>
          </table:table-cell>
          <table:table-cell table:style-name="ce9" table:formula="of:=IF([.B99]&gt;[.$C$9];[.E98]+3*[.$C$6];0)" office:value-type="float" office:value="1290">
            <text:p>1290</text:p>
          </table:table-cell>
          <table:table-cell table:style-name="ce9" table:formula="of:=[.C99]+[.D99]+[.E99]" office:value-type="float" office:value="1890">
            <text:p>189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84">
            <text:p>84</text:p>
          </table:table-cell>
          <table:table-cell table:style-name="ce9" table:formula="of:=IF([.B100]&lt;=[.$C$8];[.C99]+[.$C$6];[.C99])" office:value-type="float" office:value="200">
            <text:p>200</text:p>
          </table:table-cell>
          <table:table-cell table:style-name="ce12" table:formula="of:=IF([.B100]&gt;[.$C$8];IF([.B100]&lt;=[.$C$9];[.D99]+[.$C$6]*2;[.D99]);[.D99])" office:value-type="float" office:value="400">
            <text:p>400</text:p>
          </table:table-cell>
          <table:table-cell table:style-name="ce9" table:formula="of:=IF([.B100]&gt;[.$C$9];[.E99]+3*[.$C$6];0)" office:value-type="float" office:value="1320">
            <text:p>1320</text:p>
          </table:table-cell>
          <table:table-cell table:style-name="ce9" table:formula="of:=[.C100]+[.D100]+[.E100]" office:value-type="float" office:value="1920">
            <text:p>192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85">
            <text:p>85</text:p>
          </table:table-cell>
          <table:table-cell table:style-name="ce9" table:formula="of:=IF([.B101]&lt;=[.$C$8];[.C100]+[.$C$6];[.C100])" office:value-type="float" office:value="200">
            <text:p>200</text:p>
          </table:table-cell>
          <table:table-cell table:style-name="ce12" table:formula="of:=IF([.B101]&gt;[.$C$8];IF([.B101]&lt;=[.$C$9];[.D100]+[.$C$6]*2;[.D100]);[.D100])" office:value-type="float" office:value="400">
            <text:p>400</text:p>
          </table:table-cell>
          <table:table-cell table:style-name="ce9" table:formula="of:=IF([.B101]&gt;[.$C$9];[.E100]+3*[.$C$6];0)" office:value-type="float" office:value="1350">
            <text:p>1350</text:p>
          </table:table-cell>
          <table:table-cell table:style-name="ce9" table:formula="of:=[.C101]+[.D101]+[.E101]" office:value-type="float" office:value="1950">
            <text:p>195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86">
            <text:p>86</text:p>
          </table:table-cell>
          <table:table-cell table:style-name="ce9" table:formula="of:=IF([.B102]&lt;=[.$C$8];[.C101]+[.$C$6];[.C101])" office:value-type="float" office:value="200">
            <text:p>200</text:p>
          </table:table-cell>
          <table:table-cell table:style-name="ce12" table:formula="of:=IF([.B102]&gt;[.$C$8];IF([.B102]&lt;=[.$C$9];[.D101]+[.$C$6]*2;[.D101]);[.D101])" office:value-type="float" office:value="400">
            <text:p>400</text:p>
          </table:table-cell>
          <table:table-cell table:style-name="ce9" table:formula="of:=IF([.B102]&gt;[.$C$9];[.E101]+3*[.$C$6];0)" office:value-type="float" office:value="1380">
            <text:p>1380</text:p>
          </table:table-cell>
          <table:table-cell table:style-name="ce9" table:formula="of:=[.C102]+[.D102]+[.E102]" office:value-type="float" office:value="1980">
            <text:p>198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87">
            <text:p>87</text:p>
          </table:table-cell>
          <table:table-cell table:style-name="ce9" table:formula="of:=IF([.B103]&lt;=[.$C$8];[.C102]+[.$C$6];[.C102])" office:value-type="float" office:value="200">
            <text:p>200</text:p>
          </table:table-cell>
          <table:table-cell table:style-name="ce12" table:formula="of:=IF([.B103]&gt;[.$C$8];IF([.B103]&lt;=[.$C$9];[.D102]+[.$C$6]*2;[.D102]);[.D102])" office:value-type="float" office:value="400">
            <text:p>400</text:p>
          </table:table-cell>
          <table:table-cell table:style-name="ce9" table:formula="of:=IF([.B103]&gt;[.$C$9];[.E102]+3*[.$C$6];0)" office:value-type="float" office:value="1410">
            <text:p>1410</text:p>
          </table:table-cell>
          <table:table-cell table:style-name="ce9" table:formula="of:=[.C103]+[.D103]+[.E103]" office:value-type="float" office:value="2010">
            <text:p>201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88">
            <text:p>88</text:p>
          </table:table-cell>
          <table:table-cell table:style-name="ce9" table:formula="of:=IF([.B104]&lt;=[.$C$8];[.C103]+[.$C$6];[.C103])" office:value-type="float" office:value="200">
            <text:p>200</text:p>
          </table:table-cell>
          <table:table-cell table:style-name="ce12" table:formula="of:=IF([.B104]&gt;[.$C$8];IF([.B104]&lt;=[.$C$9];[.D103]+[.$C$6]*2;[.D103]);[.D103])" office:value-type="float" office:value="400">
            <text:p>400</text:p>
          </table:table-cell>
          <table:table-cell table:style-name="ce9" table:formula="of:=IF([.B104]&gt;[.$C$9];[.E103]+3*[.$C$6];0)" office:value-type="float" office:value="1440">
            <text:p>1440</text:p>
          </table:table-cell>
          <table:table-cell table:style-name="ce9" table:formula="of:=[.C104]+[.D104]+[.E104]" office:value-type="float" office:value="2040">
            <text:p>204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89">
            <text:p>89</text:p>
          </table:table-cell>
          <table:table-cell table:style-name="ce9" table:formula="of:=IF([.B105]&lt;=[.$C$8];[.C104]+[.$C$6];[.C104])" office:value-type="float" office:value="200">
            <text:p>200</text:p>
          </table:table-cell>
          <table:table-cell table:style-name="ce12" table:formula="of:=IF([.B105]&gt;[.$C$8];IF([.B105]&lt;=[.$C$9];[.D104]+[.$C$6]*2;[.D104]);[.D104])" office:value-type="float" office:value="400">
            <text:p>400</text:p>
          </table:table-cell>
          <table:table-cell table:style-name="ce9" table:formula="of:=IF([.B105]&gt;[.$C$9];[.E104]+3*[.$C$6];0)" office:value-type="float" office:value="1470">
            <text:p>1470</text:p>
          </table:table-cell>
          <table:table-cell table:style-name="ce9" table:formula="of:=[.C105]+[.D105]+[.E105]" office:value-type="float" office:value="2070">
            <text:p>207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90">
            <text:p>90</text:p>
          </table:table-cell>
          <table:table-cell table:style-name="ce9" table:formula="of:=IF([.B106]&lt;=[.$C$8];[.C105]+[.$C$6];[.C105])" office:value-type="float" office:value="200">
            <text:p>200</text:p>
          </table:table-cell>
          <table:table-cell table:style-name="ce12" table:formula="of:=IF([.B106]&gt;[.$C$8];IF([.B106]&lt;=[.$C$9];[.D105]+[.$C$6]*2;[.D105]);[.D105])" office:value-type="float" office:value="400">
            <text:p>400</text:p>
          </table:table-cell>
          <table:table-cell table:style-name="ce9" table:formula="of:=IF([.B106]&gt;[.$C$9];[.E105]+3*[.$C$6];0)" office:value-type="float" office:value="1500">
            <text:p>1500</text:p>
          </table:table-cell>
          <table:table-cell table:style-name="ce9" table:formula="of:=[.C106]+[.D106]+[.E106]" office:value-type="float" office:value="2100">
            <text:p>210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91">
            <text:p>91</text:p>
          </table:table-cell>
          <table:table-cell table:style-name="ce9" table:formula="of:=IF([.B107]&lt;=[.$C$8];[.C106]+[.$C$6];[.C106])" office:value-type="float" office:value="200">
            <text:p>200</text:p>
          </table:table-cell>
          <table:table-cell table:style-name="ce12" table:formula="of:=IF([.B107]&gt;[.$C$8];IF([.B107]&lt;=[.$C$9];[.D106]+[.$C$6]*2;[.D106]);[.D106])" office:value-type="float" office:value="400">
            <text:p>400</text:p>
          </table:table-cell>
          <table:table-cell table:style-name="ce9" table:formula="of:=IF([.B107]&gt;[.$C$9];[.E106]+3*[.$C$6];0)" office:value-type="float" office:value="1530">
            <text:p>1530</text:p>
          </table:table-cell>
          <table:table-cell table:style-name="ce9" table:formula="of:=[.C107]+[.D107]+[.E107]" office:value-type="float" office:value="2130">
            <text:p>213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92">
            <text:p>92</text:p>
          </table:table-cell>
          <table:table-cell table:style-name="ce9" table:formula="of:=IF([.B108]&lt;=[.$C$8];[.C107]+[.$C$6];[.C107])" office:value-type="float" office:value="200">
            <text:p>200</text:p>
          </table:table-cell>
          <table:table-cell table:style-name="ce12" table:formula="of:=IF([.B108]&gt;[.$C$8];IF([.B108]&lt;=[.$C$9];[.D107]+[.$C$6]*2;[.D107]);[.D107])" office:value-type="float" office:value="400">
            <text:p>400</text:p>
          </table:table-cell>
          <table:table-cell table:style-name="ce9" table:formula="of:=IF([.B108]&gt;[.$C$9];[.E107]+3*[.$C$6];0)" office:value-type="float" office:value="1560">
            <text:p>1560</text:p>
          </table:table-cell>
          <table:table-cell table:style-name="ce9" table:formula="of:=[.C108]+[.D108]+[.E108]" office:value-type="float" office:value="2160">
            <text:p>216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93">
            <text:p>93</text:p>
          </table:table-cell>
          <table:table-cell table:style-name="ce9" table:formula="of:=IF([.B109]&lt;=[.$C$8];[.C108]+[.$C$6];[.C108])" office:value-type="float" office:value="200">
            <text:p>200</text:p>
          </table:table-cell>
          <table:table-cell table:style-name="ce12" table:formula="of:=IF([.B109]&gt;[.$C$8];IF([.B109]&lt;=[.$C$9];[.D108]+[.$C$6]*2;[.D108]);[.D108])" office:value-type="float" office:value="400">
            <text:p>400</text:p>
          </table:table-cell>
          <table:table-cell table:style-name="ce9" table:formula="of:=IF([.B109]&gt;[.$C$9];[.E108]+3*[.$C$6];0)" office:value-type="float" office:value="1590">
            <text:p>1590</text:p>
          </table:table-cell>
          <table:table-cell table:style-name="ce9" table:formula="of:=[.C109]+[.D109]+[.E109]" office:value-type="float" office:value="2190">
            <text:p>219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94">
            <text:p>94</text:p>
          </table:table-cell>
          <table:table-cell table:style-name="ce9" table:formula="of:=IF([.B110]&lt;=[.$C$8];[.C109]+[.$C$6];[.C109])" office:value-type="float" office:value="200">
            <text:p>200</text:p>
          </table:table-cell>
          <table:table-cell table:style-name="ce12" table:formula="of:=IF([.B110]&gt;[.$C$8];IF([.B110]&lt;=[.$C$9];[.D109]+[.$C$6]*2;[.D109]);[.D109])" office:value-type="float" office:value="400">
            <text:p>400</text:p>
          </table:table-cell>
          <table:table-cell table:style-name="ce9" table:formula="of:=IF([.B110]&gt;[.$C$9];[.E109]+3*[.$C$6];0)" office:value-type="float" office:value="1620">
            <text:p>1620</text:p>
          </table:table-cell>
          <table:table-cell table:style-name="ce9" table:formula="of:=[.C110]+[.D110]+[.E110]" office:value-type="float" office:value="2220">
            <text:p>222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95">
            <text:p>95</text:p>
          </table:table-cell>
          <table:table-cell table:style-name="ce9" table:formula="of:=IF([.B111]&lt;=[.$C$8];[.C110]+[.$C$6];[.C110])" office:value-type="float" office:value="200">
            <text:p>200</text:p>
          </table:table-cell>
          <table:table-cell table:style-name="ce12" table:formula="of:=IF([.B111]&gt;[.$C$8];IF([.B111]&lt;=[.$C$9];[.D110]+[.$C$6]*2;[.D110]);[.D110])" office:value-type="float" office:value="400">
            <text:p>400</text:p>
          </table:table-cell>
          <table:table-cell table:style-name="ce9" table:formula="of:=IF([.B111]&gt;[.$C$9];[.E110]+3*[.$C$6];0)" office:value-type="float" office:value="1650">
            <text:p>1650</text:p>
          </table:table-cell>
          <table:table-cell table:style-name="ce9" table:formula="of:=[.C111]+[.D111]+[.E111]" office:value-type="float" office:value="2250">
            <text:p>225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96">
            <text:p>96</text:p>
          </table:table-cell>
          <table:table-cell table:style-name="ce9" table:formula="of:=IF([.B112]&lt;=[.$C$8];[.C111]+[.$C$6];[.C111])" office:value-type="float" office:value="200">
            <text:p>200</text:p>
          </table:table-cell>
          <table:table-cell table:style-name="ce12" table:formula="of:=IF([.B112]&gt;[.$C$8];IF([.B112]&lt;=[.$C$9];[.D111]+[.$C$6]*2;[.D111]);[.D111])" office:value-type="float" office:value="400">
            <text:p>400</text:p>
          </table:table-cell>
          <table:table-cell table:style-name="ce9" table:formula="of:=IF([.B112]&gt;[.$C$9];[.E111]+3*[.$C$6];0)" office:value-type="float" office:value="1680">
            <text:p>1680</text:p>
          </table:table-cell>
          <table:table-cell table:style-name="ce9" table:formula="of:=[.C112]+[.D112]+[.E112]" office:value-type="float" office:value="2280">
            <text:p>228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97">
            <text:p>97</text:p>
          </table:table-cell>
          <table:table-cell table:style-name="ce9" table:formula="of:=IF([.B113]&lt;=[.$C$8];[.C112]+[.$C$6];[.C112])" office:value-type="float" office:value="200">
            <text:p>200</text:p>
          </table:table-cell>
          <table:table-cell table:style-name="ce12" table:formula="of:=IF([.B113]&gt;[.$C$8];IF([.B113]&lt;=[.$C$9];[.D112]+[.$C$6]*2;[.D112]);[.D112])" office:value-type="float" office:value="400">
            <text:p>400</text:p>
          </table:table-cell>
          <table:table-cell table:style-name="ce9" table:formula="of:=IF([.B113]&gt;[.$C$9];[.E112]+3*[.$C$6];0)" office:value-type="float" office:value="1710">
            <text:p>1710</text:p>
          </table:table-cell>
          <table:table-cell table:style-name="ce9" table:formula="of:=[.C113]+[.D113]+[.E113]" office:value-type="float" office:value="2310">
            <text:p>231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98">
            <text:p>98</text:p>
          </table:table-cell>
          <table:table-cell table:style-name="ce9" table:formula="of:=IF([.B114]&lt;=[.$C$8];[.C113]+[.$C$6];[.C113])" office:value-type="float" office:value="200">
            <text:p>200</text:p>
          </table:table-cell>
          <table:table-cell table:style-name="ce12" table:formula="of:=IF([.B114]&gt;[.$C$8];IF([.B114]&lt;=[.$C$9];[.D113]+[.$C$6]*2;[.D113]);[.D113])" office:value-type="float" office:value="400">
            <text:p>400</text:p>
          </table:table-cell>
          <table:table-cell table:style-name="ce9" table:formula="of:=IF([.B114]&gt;[.$C$9];[.E113]+3*[.$C$6];0)" office:value-type="float" office:value="1740">
            <text:p>1740</text:p>
          </table:table-cell>
          <table:table-cell table:style-name="ce9" table:formula="of:=[.C114]+[.D114]+[.E114]" office:value-type="float" office:value="2340">
            <text:p>234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99">
            <text:p>99</text:p>
          </table:table-cell>
          <table:table-cell table:style-name="ce9" table:formula="of:=IF([.B115]&lt;=[.$C$8];[.C114]+[.$C$6];[.C114])" office:value-type="float" office:value="200">
            <text:p>200</text:p>
          </table:table-cell>
          <table:table-cell table:style-name="ce12" table:formula="of:=IF([.B115]&gt;[.$C$8];IF([.B115]&lt;=[.$C$9];[.D114]+[.$C$6]*2;[.D114]);[.D114])" office:value-type="float" office:value="400">
            <text:p>400</text:p>
          </table:table-cell>
          <table:table-cell table:style-name="ce9" table:formula="of:=IF([.B115]&gt;[.$C$9];[.E114]+3*[.$C$6];0)" office:value-type="float" office:value="1770">
            <text:p>1770</text:p>
          </table:table-cell>
          <table:table-cell table:style-name="ce9" table:formula="of:=[.C115]+[.D115]+[.E115]" office:value-type="float" office:value="2370">
            <text:p>237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00">
            <text:p>100</text:p>
          </table:table-cell>
          <table:table-cell table:style-name="ce9" table:formula="of:=IF([.B116]&lt;=[.$C$8];[.C115]+[.$C$6];[.C115])" office:value-type="float" office:value="200">
            <text:p>200</text:p>
          </table:table-cell>
          <table:table-cell table:style-name="ce12" table:formula="of:=IF([.B116]&gt;[.$C$8];IF([.B116]&lt;=[.$C$9];[.D115]+[.$C$6]*2;[.D115]);[.D115])" office:value-type="float" office:value="400">
            <text:p>400</text:p>
          </table:table-cell>
          <table:table-cell table:style-name="ce9" table:formula="of:=IF([.B116]&gt;[.$C$9];[.E115]+3*[.$C$6];0)" office:value-type="float" office:value="1800">
            <text:p>1800</text:p>
          </table:table-cell>
          <table:table-cell table:style-name="ce9" table:formula="of:=[.C116]+[.D116]+[.E116]" office:value-type="float" office:value="2400">
            <text:p>240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01">
            <text:p>101</text:p>
          </table:table-cell>
          <table:table-cell table:style-name="ce9" table:formula="of:=IF([.B117]&lt;=[.$C$8];[.C116]+[.$C$6];[.C116])" office:value-type="float" office:value="200">
            <text:p>200</text:p>
          </table:table-cell>
          <table:table-cell table:style-name="ce12" table:formula="of:=IF([.B117]&gt;[.$C$8];IF([.B117]&lt;=[.$C$9];[.D116]+[.$C$6]*2;[.D116]);[.D116])" office:value-type="float" office:value="400">
            <text:p>400</text:p>
          </table:table-cell>
          <table:table-cell table:style-name="ce9" table:formula="of:=IF([.B117]&gt;[.$C$9];[.E116]+3*[.$C$6];0)" office:value-type="float" office:value="1830">
            <text:p>1830</text:p>
          </table:table-cell>
          <table:table-cell table:style-name="ce9" table:formula="of:=[.C117]+[.D117]+[.E117]" office:value-type="float" office:value="2430">
            <text:p>243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02">
            <text:p>102</text:p>
          </table:table-cell>
          <table:table-cell table:style-name="ce9" table:formula="of:=IF([.B118]&lt;=[.$C$8];[.C117]+[.$C$6];[.C117])" office:value-type="float" office:value="200">
            <text:p>200</text:p>
          </table:table-cell>
          <table:table-cell table:style-name="ce12" table:formula="of:=IF([.B118]&gt;[.$C$8];IF([.B118]&lt;=[.$C$9];[.D117]+[.$C$6]*2;[.D117]);[.D117])" office:value-type="float" office:value="400">
            <text:p>400</text:p>
          </table:table-cell>
          <table:table-cell table:style-name="ce9" table:formula="of:=IF([.B118]&gt;[.$C$9];[.E117]+3*[.$C$6];0)" office:value-type="float" office:value="1860">
            <text:p>1860</text:p>
          </table:table-cell>
          <table:table-cell table:style-name="ce9" table:formula="of:=[.C118]+[.D118]+[.E118]" office:value-type="float" office:value="2460">
            <text:p>246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03">
            <text:p>103</text:p>
          </table:table-cell>
          <table:table-cell table:style-name="ce9" table:formula="of:=IF([.B119]&lt;=[.$C$8];[.C118]+[.$C$6];[.C118])" office:value-type="float" office:value="200">
            <text:p>200</text:p>
          </table:table-cell>
          <table:table-cell table:style-name="ce12" table:formula="of:=IF([.B119]&gt;[.$C$8];IF([.B119]&lt;=[.$C$9];[.D118]+[.$C$6]*2;[.D118]);[.D118])" office:value-type="float" office:value="400">
            <text:p>400</text:p>
          </table:table-cell>
          <table:table-cell table:style-name="ce9" table:formula="of:=IF([.B119]&gt;[.$C$9];[.E118]+3*[.$C$6];0)" office:value-type="float" office:value="1890">
            <text:p>1890</text:p>
          </table:table-cell>
          <table:table-cell table:style-name="ce9" table:formula="of:=[.C119]+[.D119]+[.E119]" office:value-type="float" office:value="2490">
            <text:p>249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04">
            <text:p>104</text:p>
          </table:table-cell>
          <table:table-cell table:style-name="ce9" table:formula="of:=IF([.B120]&lt;=[.$C$8];[.C119]+[.$C$6];[.C119])" office:value-type="float" office:value="200">
            <text:p>200</text:p>
          </table:table-cell>
          <table:table-cell table:style-name="ce12" table:formula="of:=IF([.B120]&gt;[.$C$8];IF([.B120]&lt;=[.$C$9];[.D119]+[.$C$6]*2;[.D119]);[.D119])" office:value-type="float" office:value="400">
            <text:p>400</text:p>
          </table:table-cell>
          <table:table-cell table:style-name="ce9" table:formula="of:=IF([.B120]&gt;[.$C$9];[.E119]+3*[.$C$6];0)" office:value-type="float" office:value="1920">
            <text:p>1920</text:p>
          </table:table-cell>
          <table:table-cell table:style-name="ce9" table:formula="of:=[.C120]+[.D120]+[.E120]" office:value-type="float" office:value="2520">
            <text:p>252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05">
            <text:p>105</text:p>
          </table:table-cell>
          <table:table-cell table:style-name="ce9" table:formula="of:=IF([.B121]&lt;=[.$C$8];[.C120]+[.$C$6];[.C120])" office:value-type="float" office:value="200">
            <text:p>200</text:p>
          </table:table-cell>
          <table:table-cell table:style-name="ce12" table:formula="of:=IF([.B121]&gt;[.$C$8];IF([.B121]&lt;=[.$C$9];[.D120]+[.$C$6]*2;[.D120]);[.D120])" office:value-type="float" office:value="400">
            <text:p>400</text:p>
          </table:table-cell>
          <table:table-cell table:style-name="ce9" table:formula="of:=IF([.B121]&gt;[.$C$9];[.E120]+3*[.$C$6];0)" office:value-type="float" office:value="1950">
            <text:p>1950</text:p>
          </table:table-cell>
          <table:table-cell table:style-name="ce9" table:formula="of:=[.C121]+[.D121]+[.E121]" office:value-type="float" office:value="2550">
            <text:p>255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06">
            <text:p>106</text:p>
          </table:table-cell>
          <table:table-cell table:style-name="ce9" table:formula="of:=IF([.B122]&lt;=[.$C$8];[.C121]+[.$C$6];[.C121])" office:value-type="float" office:value="200">
            <text:p>200</text:p>
          </table:table-cell>
          <table:table-cell table:style-name="ce12" table:formula="of:=IF([.B122]&gt;[.$C$8];IF([.B122]&lt;=[.$C$9];[.D121]+[.$C$6]*2;[.D121]);[.D121])" office:value-type="float" office:value="400">
            <text:p>400</text:p>
          </table:table-cell>
          <table:table-cell table:style-name="ce9" table:formula="of:=IF([.B122]&gt;[.$C$9];[.E121]+3*[.$C$6];0)" office:value-type="float" office:value="1980">
            <text:p>1980</text:p>
          </table:table-cell>
          <table:table-cell table:style-name="ce9" table:formula="of:=[.C122]+[.D122]+[.E122]" office:value-type="float" office:value="2580">
            <text:p>258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07">
            <text:p>107</text:p>
          </table:table-cell>
          <table:table-cell table:style-name="ce9" table:formula="of:=IF([.B123]&lt;=[.$C$8];[.C122]+[.$C$6];[.C122])" office:value-type="float" office:value="200">
            <text:p>200</text:p>
          </table:table-cell>
          <table:table-cell table:style-name="ce12" table:formula="of:=IF([.B123]&gt;[.$C$8];IF([.B123]&lt;=[.$C$9];[.D122]+[.$C$6]*2;[.D122]);[.D122])" office:value-type="float" office:value="400">
            <text:p>400</text:p>
          </table:table-cell>
          <table:table-cell table:style-name="ce9" table:formula="of:=IF([.B123]&gt;[.$C$9];[.E122]+3*[.$C$6];0)" office:value-type="float" office:value="2010">
            <text:p>2010</text:p>
          </table:table-cell>
          <table:table-cell table:style-name="ce9" table:formula="of:=[.C123]+[.D123]+[.E123]" office:value-type="float" office:value="2610">
            <text:p>261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08">
            <text:p>108</text:p>
          </table:table-cell>
          <table:table-cell table:style-name="ce9" table:formula="of:=IF([.B124]&lt;=[.$C$8];[.C123]+[.$C$6];[.C123])" office:value-type="float" office:value="200">
            <text:p>200</text:p>
          </table:table-cell>
          <table:table-cell table:style-name="ce12" table:formula="of:=IF([.B124]&gt;[.$C$8];IF([.B124]&lt;=[.$C$9];[.D123]+[.$C$6]*2;[.D123]);[.D123])" office:value-type="float" office:value="400">
            <text:p>400</text:p>
          </table:table-cell>
          <table:table-cell table:style-name="ce9" table:formula="of:=IF([.B124]&gt;[.$C$9];[.E123]+3*[.$C$6];0)" office:value-type="float" office:value="2040">
            <text:p>2040</text:p>
          </table:table-cell>
          <table:table-cell table:style-name="ce9" table:formula="of:=[.C124]+[.D124]+[.E124]" office:value-type="float" office:value="2640">
            <text:p>264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09">
            <text:p>109</text:p>
          </table:table-cell>
          <table:table-cell table:style-name="ce9" table:formula="of:=IF([.B125]&lt;=[.$C$8];[.C124]+[.$C$6];[.C124])" office:value-type="float" office:value="200">
            <text:p>200</text:p>
          </table:table-cell>
          <table:table-cell table:style-name="ce12" table:formula="of:=IF([.B125]&gt;[.$C$8];IF([.B125]&lt;=[.$C$9];[.D124]+[.$C$6]*2;[.D124]);[.D124])" office:value-type="float" office:value="400">
            <text:p>400</text:p>
          </table:table-cell>
          <table:table-cell table:style-name="ce9" table:formula="of:=IF([.B125]&gt;[.$C$9];[.E124]+3*[.$C$6];0)" office:value-type="float" office:value="2070">
            <text:p>2070</text:p>
          </table:table-cell>
          <table:table-cell table:style-name="ce9" table:formula="of:=[.C125]+[.D125]+[.E125]" office:value-type="float" office:value="2670">
            <text:p>267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10">
            <text:p>110</text:p>
          </table:table-cell>
          <table:table-cell table:style-name="ce9" table:formula="of:=IF([.B126]&lt;=[.$C$8];[.C125]+[.$C$6];[.C125])" office:value-type="float" office:value="200">
            <text:p>200</text:p>
          </table:table-cell>
          <table:table-cell table:style-name="ce12" table:formula="of:=IF([.B126]&gt;[.$C$8];IF([.B126]&lt;=[.$C$9];[.D125]+[.$C$6]*2;[.D125]);[.D125])" office:value-type="float" office:value="400">
            <text:p>400</text:p>
          </table:table-cell>
          <table:table-cell table:style-name="ce9" table:formula="of:=IF([.B126]&gt;[.$C$9];[.E125]+3*[.$C$6];0)" office:value-type="float" office:value="2100">
            <text:p>2100</text:p>
          </table:table-cell>
          <table:table-cell table:style-name="ce9" table:formula="of:=[.C126]+[.D126]+[.E126]" office:value-type="float" office:value="2700">
            <text:p>270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11">
            <text:p>111</text:p>
          </table:table-cell>
          <table:table-cell table:style-name="ce9" table:formula="of:=IF([.B127]&lt;=[.$C$8];[.C126]+[.$C$6];[.C126])" office:value-type="float" office:value="200">
            <text:p>200</text:p>
          </table:table-cell>
          <table:table-cell table:style-name="ce12" table:formula="of:=IF([.B127]&gt;[.$C$8];IF([.B127]&lt;=[.$C$9];[.D126]+[.$C$6]*2;[.D126]);[.D126])" office:value-type="float" office:value="400">
            <text:p>400</text:p>
          </table:table-cell>
          <table:table-cell table:style-name="ce9" table:formula="of:=IF([.B127]&gt;[.$C$9];[.E126]+3*[.$C$6];0)" office:value-type="float" office:value="2130">
            <text:p>2130</text:p>
          </table:table-cell>
          <table:table-cell table:style-name="ce9" table:formula="of:=[.C127]+[.D127]+[.E127]" office:value-type="float" office:value="2730">
            <text:p>273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12">
            <text:p>112</text:p>
          </table:table-cell>
          <table:table-cell table:style-name="ce9" table:formula="of:=IF([.B128]&lt;=[.$C$8];[.C127]+[.$C$6];[.C127])" office:value-type="float" office:value="200">
            <text:p>200</text:p>
          </table:table-cell>
          <table:table-cell table:style-name="ce12" table:formula="of:=IF([.B128]&gt;[.$C$8];IF([.B128]&lt;=[.$C$9];[.D127]+[.$C$6]*2;[.D127]);[.D127])" office:value-type="float" office:value="400">
            <text:p>400</text:p>
          </table:table-cell>
          <table:table-cell table:style-name="ce9" table:formula="of:=IF([.B128]&gt;[.$C$9];[.E127]+3*[.$C$6];0)" office:value-type="float" office:value="2160">
            <text:p>2160</text:p>
          </table:table-cell>
          <table:table-cell table:style-name="ce9" table:formula="of:=[.C128]+[.D128]+[.E128]" office:value-type="float" office:value="2760">
            <text:p>276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13">
            <text:p>113</text:p>
          </table:table-cell>
          <table:table-cell table:style-name="ce9" table:formula="of:=IF([.B129]&lt;=[.$C$8];[.C128]+[.$C$6];[.C128])" office:value-type="float" office:value="200">
            <text:p>200</text:p>
          </table:table-cell>
          <table:table-cell table:style-name="ce12" table:formula="of:=IF([.B129]&gt;[.$C$8];IF([.B129]&lt;=[.$C$9];[.D128]+[.$C$6]*2;[.D128]);[.D128])" office:value-type="float" office:value="400">
            <text:p>400</text:p>
          </table:table-cell>
          <table:table-cell table:style-name="ce9" table:formula="of:=IF([.B129]&gt;[.$C$9];[.E128]+3*[.$C$6];0)" office:value-type="float" office:value="2190">
            <text:p>2190</text:p>
          </table:table-cell>
          <table:table-cell table:style-name="ce9" table:formula="of:=[.C129]+[.D129]+[.E129]" office:value-type="float" office:value="2790">
            <text:p>279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14">
            <text:p>114</text:p>
          </table:table-cell>
          <table:table-cell table:style-name="ce9" table:formula="of:=IF([.B130]&lt;=[.$C$8];[.C129]+[.$C$6];[.C129])" office:value-type="float" office:value="200">
            <text:p>200</text:p>
          </table:table-cell>
          <table:table-cell table:style-name="ce12" table:formula="of:=IF([.B130]&gt;[.$C$8];IF([.B130]&lt;=[.$C$9];[.D129]+[.$C$6]*2;[.D129]);[.D129])" office:value-type="float" office:value="400">
            <text:p>400</text:p>
          </table:table-cell>
          <table:table-cell table:style-name="ce9" table:formula="of:=IF([.B130]&gt;[.$C$9];[.E129]+3*[.$C$6];0)" office:value-type="float" office:value="2220">
            <text:p>2220</text:p>
          </table:table-cell>
          <table:table-cell table:style-name="ce9" table:formula="of:=[.C130]+[.D130]+[.E130]" office:value-type="float" office:value="2820">
            <text:p>282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15">
            <text:p>115</text:p>
          </table:table-cell>
          <table:table-cell table:style-name="ce9" table:formula="of:=IF([.B131]&lt;=[.$C$8];[.C130]+[.$C$6];[.C130])" office:value-type="float" office:value="200">
            <text:p>200</text:p>
          </table:table-cell>
          <table:table-cell table:style-name="ce12" table:formula="of:=IF([.B131]&gt;[.$C$8];IF([.B131]&lt;=[.$C$9];[.D130]+[.$C$6]*2;[.D130]);[.D130])" office:value-type="float" office:value="400">
            <text:p>400</text:p>
          </table:table-cell>
          <table:table-cell table:style-name="ce9" table:formula="of:=IF([.B131]&gt;[.$C$9];[.E130]+3*[.$C$6];0)" office:value-type="float" office:value="2250">
            <text:p>2250</text:p>
          </table:table-cell>
          <table:table-cell table:style-name="ce9" table:formula="of:=[.C131]+[.D131]+[.E131]" office:value-type="float" office:value="2850">
            <text:p>285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16">
            <text:p>116</text:p>
          </table:table-cell>
          <table:table-cell table:style-name="ce9" table:formula="of:=IF([.B132]&lt;=[.$C$8];[.C131]+[.$C$6];[.C131])" office:value-type="float" office:value="200">
            <text:p>200</text:p>
          </table:table-cell>
          <table:table-cell table:style-name="ce12" table:formula="of:=IF([.B132]&gt;[.$C$8];IF([.B132]&lt;=[.$C$9];[.D131]+[.$C$6]*2;[.D131]);[.D131])" office:value-type="float" office:value="400">
            <text:p>400</text:p>
          </table:table-cell>
          <table:table-cell table:style-name="ce9" table:formula="of:=IF([.B132]&gt;[.$C$9];[.E131]+3*[.$C$6];0)" office:value-type="float" office:value="2280">
            <text:p>2280</text:p>
          </table:table-cell>
          <table:table-cell table:style-name="ce9" table:formula="of:=[.C132]+[.D132]+[.E132]" office:value-type="float" office:value="2880">
            <text:p>288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17">
            <text:p>117</text:p>
          </table:table-cell>
          <table:table-cell table:style-name="ce9" table:formula="of:=IF([.B133]&lt;=[.$C$8];[.C132]+[.$C$6];[.C132])" office:value-type="float" office:value="200">
            <text:p>200</text:p>
          </table:table-cell>
          <table:table-cell table:style-name="ce12" table:formula="of:=IF([.B133]&gt;[.$C$8];IF([.B133]&lt;=[.$C$9];[.D132]+[.$C$6]*2;[.D132]);[.D132])" office:value-type="float" office:value="400">
            <text:p>400</text:p>
          </table:table-cell>
          <table:table-cell table:style-name="ce9" table:formula="of:=IF([.B133]&gt;[.$C$9];[.E132]+3*[.$C$6];0)" office:value-type="float" office:value="2310">
            <text:p>2310</text:p>
          </table:table-cell>
          <table:table-cell table:style-name="ce9" table:formula="of:=[.C133]+[.D133]+[.E133]" office:value-type="float" office:value="2910">
            <text:p>291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18">
            <text:p>118</text:p>
          </table:table-cell>
          <table:table-cell table:style-name="ce9" table:formula="of:=IF([.B134]&lt;=[.$C$8];[.C133]+[.$C$6];[.C133])" office:value-type="float" office:value="200">
            <text:p>200</text:p>
          </table:table-cell>
          <table:table-cell table:style-name="ce12" table:formula="of:=IF([.B134]&gt;[.$C$8];IF([.B134]&lt;=[.$C$9];[.D133]+[.$C$6]*2;[.D133]);[.D133])" office:value-type="float" office:value="400">
            <text:p>400</text:p>
          </table:table-cell>
          <table:table-cell table:style-name="ce9" table:formula="of:=IF([.B134]&gt;[.$C$9];[.E133]+3*[.$C$6];0)" office:value-type="float" office:value="2340">
            <text:p>2340</text:p>
          </table:table-cell>
          <table:table-cell table:style-name="ce9" table:formula="of:=[.C134]+[.D134]+[.E134]" office:value-type="float" office:value="2940">
            <text:p>294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19">
            <text:p>119</text:p>
          </table:table-cell>
          <table:table-cell table:style-name="ce9" table:formula="of:=IF([.B135]&lt;=[.$C$8];[.C134]+[.$C$6];[.C134])" office:value-type="float" office:value="200">
            <text:p>200</text:p>
          </table:table-cell>
          <table:table-cell table:style-name="ce12" table:formula="of:=IF([.B135]&gt;[.$C$8];IF([.B135]&lt;=[.$C$9];[.D134]+[.$C$6]*2;[.D134]);[.D134])" office:value-type="float" office:value="400">
            <text:p>400</text:p>
          </table:table-cell>
          <table:table-cell table:style-name="ce9" table:formula="of:=IF([.B135]&gt;[.$C$9];[.E134]+3*[.$C$6];0)" office:value-type="float" office:value="2370">
            <text:p>2370</text:p>
          </table:table-cell>
          <table:table-cell table:style-name="ce9" table:formula="of:=[.C135]+[.D135]+[.E135]" office:value-type="float" office:value="2970">
            <text:p>297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20">
            <text:p>120</text:p>
          </table:table-cell>
          <table:table-cell table:style-name="ce9" table:formula="of:=IF([.B136]&lt;=[.$C$8];[.C135]+[.$C$6];[.C135])" office:value-type="float" office:value="200">
            <text:p>200</text:p>
          </table:table-cell>
          <table:table-cell table:style-name="ce12" table:formula="of:=IF([.B136]&gt;[.$C$8];IF([.B136]&lt;=[.$C$9];[.D135]+[.$C$6]*2;[.D135]);[.D135])" office:value-type="float" office:value="400">
            <text:p>400</text:p>
          </table:table-cell>
          <table:table-cell table:style-name="ce9" table:formula="of:=IF([.B136]&gt;[.$C$9];[.E135]+3*[.$C$6];0)" office:value-type="float" office:value="2400">
            <text:p>2400</text:p>
          </table:table-cell>
          <table:table-cell table:style-name="ce9" table:formula="of:=[.C136]+[.D136]+[.E136]" office:value-type="float" office:value="3000">
            <text:p>300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21">
            <text:p>121</text:p>
          </table:table-cell>
          <table:table-cell table:style-name="ce9" table:formula="of:=IF([.B137]&lt;=[.$C$8];[.C136]+[.$C$6];[.C136])" office:value-type="float" office:value="200">
            <text:p>200</text:p>
          </table:table-cell>
          <table:table-cell table:style-name="ce12" table:formula="of:=IF([.B137]&gt;[.$C$8];IF([.B137]&lt;=[.$C$9];[.D136]+[.$C$6]*2;[.D136]);[.D136])" office:value-type="float" office:value="400">
            <text:p>400</text:p>
          </table:table-cell>
          <table:table-cell table:style-name="ce9" table:formula="of:=IF([.B137]&gt;[.$C$9];[.E136]+3*[.$C$6];0)" office:value-type="float" office:value="2430">
            <text:p>2430</text:p>
          </table:table-cell>
          <table:table-cell table:style-name="ce9" table:formula="of:=[.C137]+[.D137]+[.E137]" office:value-type="float" office:value="3030">
            <text:p>303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22">
            <text:p>122</text:p>
          </table:table-cell>
          <table:table-cell table:style-name="ce9" table:formula="of:=IF([.B138]&lt;=[.$C$8];[.C137]+[.$C$6];[.C137])" office:value-type="float" office:value="200">
            <text:p>200</text:p>
          </table:table-cell>
          <table:table-cell table:style-name="ce12" table:formula="of:=IF([.B138]&gt;[.$C$8];IF([.B138]&lt;=[.$C$9];[.D137]+[.$C$6]*2;[.D137]);[.D137])" office:value-type="float" office:value="400">
            <text:p>400</text:p>
          </table:table-cell>
          <table:table-cell table:style-name="ce9" table:formula="of:=IF([.B138]&gt;[.$C$9];[.E137]+3*[.$C$6];0)" office:value-type="float" office:value="2460">
            <text:p>2460</text:p>
          </table:table-cell>
          <table:table-cell table:style-name="ce9" table:formula="of:=[.C138]+[.D138]+[.E138]" office:value-type="float" office:value="3060">
            <text:p>306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23">
            <text:p>123</text:p>
          </table:table-cell>
          <table:table-cell table:style-name="ce9" table:formula="of:=IF([.B139]&lt;=[.$C$8];[.C138]+[.$C$6];[.C138])" office:value-type="float" office:value="200">
            <text:p>200</text:p>
          </table:table-cell>
          <table:table-cell table:style-name="ce12" table:formula="of:=IF([.B139]&gt;[.$C$8];IF([.B139]&lt;=[.$C$9];[.D138]+[.$C$6]*2;[.D138]);[.D138])" office:value-type="float" office:value="400">
            <text:p>400</text:p>
          </table:table-cell>
          <table:table-cell table:style-name="ce9" table:formula="of:=IF([.B139]&gt;[.$C$9];[.E138]+3*[.$C$6];0)" office:value-type="float" office:value="2490">
            <text:p>2490</text:p>
          </table:table-cell>
          <table:table-cell table:style-name="ce9" table:formula="of:=[.C139]+[.D139]+[.E139]" office:value-type="float" office:value="3090">
            <text:p>309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24">
            <text:p>124</text:p>
          </table:table-cell>
          <table:table-cell table:style-name="ce9" table:formula="of:=IF([.B140]&lt;=[.$C$8];[.C139]+[.$C$6];[.C139])" office:value-type="float" office:value="200">
            <text:p>200</text:p>
          </table:table-cell>
          <table:table-cell table:style-name="ce12" table:formula="of:=IF([.B140]&gt;[.$C$8];IF([.B140]&lt;=[.$C$9];[.D139]+[.$C$6]*2;[.D139]);[.D139])" office:value-type="float" office:value="400">
            <text:p>400</text:p>
          </table:table-cell>
          <table:table-cell table:style-name="ce9" table:formula="of:=IF([.B140]&gt;[.$C$9];[.E139]+3*[.$C$6];0)" office:value-type="float" office:value="2520">
            <text:p>2520</text:p>
          </table:table-cell>
          <table:table-cell table:style-name="ce9" table:formula="of:=[.C140]+[.D140]+[.E140]" office:value-type="float" office:value="3120">
            <text:p>312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25">
            <text:p>125</text:p>
          </table:table-cell>
          <table:table-cell table:style-name="ce9" table:formula="of:=IF([.B141]&lt;=[.$C$8];[.C140]+[.$C$6];[.C140])" office:value-type="float" office:value="200">
            <text:p>200</text:p>
          </table:table-cell>
          <table:table-cell table:style-name="ce12" table:formula="of:=IF([.B141]&gt;[.$C$8];IF([.B141]&lt;=[.$C$9];[.D140]+[.$C$6]*2;[.D140]);[.D140])" office:value-type="float" office:value="400">
            <text:p>400</text:p>
          </table:table-cell>
          <table:table-cell table:style-name="ce9" table:formula="of:=IF([.B141]&gt;[.$C$9];[.E140]+3*[.$C$6];0)" office:value-type="float" office:value="2550">
            <text:p>2550</text:p>
          </table:table-cell>
          <table:table-cell table:style-name="ce9" table:formula="of:=[.C141]+[.D141]+[.E141]" office:value-type="float" office:value="3150">
            <text:p>315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26">
            <text:p>126</text:p>
          </table:table-cell>
          <table:table-cell table:style-name="ce9" table:formula="of:=IF([.B142]&lt;=[.$C$8];[.C141]+[.$C$6];[.C141])" office:value-type="float" office:value="200">
            <text:p>200</text:p>
          </table:table-cell>
          <table:table-cell table:style-name="ce12" table:formula="of:=IF([.B142]&gt;[.$C$8];IF([.B142]&lt;=[.$C$9];[.D141]+[.$C$6]*2;[.D141]);[.D141])" office:value-type="float" office:value="400">
            <text:p>400</text:p>
          </table:table-cell>
          <table:table-cell table:style-name="ce9" table:formula="of:=IF([.B142]&gt;[.$C$9];[.E141]+3*[.$C$6];0)" office:value-type="float" office:value="2580">
            <text:p>2580</text:p>
          </table:table-cell>
          <table:table-cell table:style-name="ce9" table:formula="of:=[.C142]+[.D142]+[.E142]" office:value-type="float" office:value="3180">
            <text:p>318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27">
            <text:p>127</text:p>
          </table:table-cell>
          <table:table-cell table:style-name="ce9" table:formula="of:=IF([.B143]&lt;=[.$C$8];[.C142]+[.$C$6];[.C142])" office:value-type="float" office:value="200">
            <text:p>200</text:p>
          </table:table-cell>
          <table:table-cell table:style-name="ce12" table:formula="of:=IF([.B143]&gt;[.$C$8];IF([.B143]&lt;=[.$C$9];[.D142]+[.$C$6]*2;[.D142]);[.D142])" office:value-type="float" office:value="400">
            <text:p>400</text:p>
          </table:table-cell>
          <table:table-cell table:style-name="ce9" table:formula="of:=IF([.B143]&gt;[.$C$9];[.E142]+3*[.$C$6];0)" office:value-type="float" office:value="2610">
            <text:p>2610</text:p>
          </table:table-cell>
          <table:table-cell table:style-name="ce9" table:formula="of:=[.C143]+[.D143]+[.E143]" office:value-type="float" office:value="3210">
            <text:p>321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28">
            <text:p>128</text:p>
          </table:table-cell>
          <table:table-cell table:style-name="ce9" table:formula="of:=IF([.B144]&lt;=[.$C$8];[.C143]+[.$C$6];[.C143])" office:value-type="float" office:value="200">
            <text:p>200</text:p>
          </table:table-cell>
          <table:table-cell table:style-name="ce12" table:formula="of:=IF([.B144]&gt;[.$C$8];IF([.B144]&lt;=[.$C$9];[.D143]+[.$C$6]*2;[.D143]);[.D143])" office:value-type="float" office:value="400">
            <text:p>400</text:p>
          </table:table-cell>
          <table:table-cell table:style-name="ce9" table:formula="of:=IF([.B144]&gt;[.$C$9];[.E143]+3*[.$C$6];0)" office:value-type="float" office:value="2640">
            <text:p>2640</text:p>
          </table:table-cell>
          <table:table-cell table:style-name="ce9" table:formula="of:=[.C144]+[.D144]+[.E144]" office:value-type="float" office:value="3240">
            <text:p>324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29">
            <text:p>129</text:p>
          </table:table-cell>
          <table:table-cell table:style-name="ce9" table:formula="of:=IF([.B145]&lt;=[.$C$8];[.C144]+[.$C$6];[.C144])" office:value-type="float" office:value="200">
            <text:p>200</text:p>
          </table:table-cell>
          <table:table-cell table:style-name="ce12" table:formula="of:=IF([.B145]&gt;[.$C$8];IF([.B145]&lt;=[.$C$9];[.D144]+[.$C$6]*2;[.D144]);[.D144])" office:value-type="float" office:value="400">
            <text:p>400</text:p>
          </table:table-cell>
          <table:table-cell table:style-name="ce9" table:formula="of:=IF([.B145]&gt;[.$C$9];[.E144]+3*[.$C$6];0)" office:value-type="float" office:value="2670">
            <text:p>2670</text:p>
          </table:table-cell>
          <table:table-cell table:style-name="ce9" table:formula="of:=[.C145]+[.D145]+[.E145]" office:value-type="float" office:value="3270">
            <text:p>327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30">
            <text:p>130</text:p>
          </table:table-cell>
          <table:table-cell table:style-name="ce9" table:formula="of:=IF([.B146]&lt;=[.$C$8];[.C145]+[.$C$6];[.C145])" office:value-type="float" office:value="200">
            <text:p>200</text:p>
          </table:table-cell>
          <table:table-cell table:style-name="ce12" table:formula="of:=IF([.B146]&gt;[.$C$8];IF([.B146]&lt;=[.$C$9];[.D145]+[.$C$6]*2;[.D145]);[.D145])" office:value-type="float" office:value="400">
            <text:p>400</text:p>
          </table:table-cell>
          <table:table-cell table:style-name="ce9" table:formula="of:=IF([.B146]&gt;[.$C$9];[.E145]+3*[.$C$6];0)" office:value-type="float" office:value="2700">
            <text:p>2700</text:p>
          </table:table-cell>
          <table:table-cell table:style-name="ce9" table:formula="of:=[.C146]+[.D146]+[.E146]" office:value-type="float" office:value="3300">
            <text:p>330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31">
            <text:p>131</text:p>
          </table:table-cell>
          <table:table-cell table:style-name="ce9" table:formula="of:=IF([.B147]&lt;=[.$C$8];[.C146]+[.$C$6];[.C146])" office:value-type="float" office:value="200">
            <text:p>200</text:p>
          </table:table-cell>
          <table:table-cell table:style-name="ce12" table:formula="of:=IF([.B147]&gt;[.$C$8];IF([.B147]&lt;=[.$C$9];[.D146]+[.$C$6]*2;[.D146]);[.D146])" office:value-type="float" office:value="400">
            <text:p>400</text:p>
          </table:table-cell>
          <table:table-cell table:style-name="ce9" table:formula="of:=IF([.B147]&gt;[.$C$9];[.E146]+3*[.$C$6];0)" office:value-type="float" office:value="2730">
            <text:p>2730</text:p>
          </table:table-cell>
          <table:table-cell table:style-name="ce9" table:formula="of:=[.C147]+[.D147]+[.E147]" office:value-type="float" office:value="3330">
            <text:p>333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32">
            <text:p>132</text:p>
          </table:table-cell>
          <table:table-cell table:style-name="ce9" table:formula="of:=IF([.B148]&lt;=[.$C$8];[.C147]+[.$C$6];[.C147])" office:value-type="float" office:value="200">
            <text:p>200</text:p>
          </table:table-cell>
          <table:table-cell table:style-name="ce12" table:formula="of:=IF([.B148]&gt;[.$C$8];IF([.B148]&lt;=[.$C$9];[.D147]+[.$C$6]*2;[.D147]);[.D147])" office:value-type="float" office:value="400">
            <text:p>400</text:p>
          </table:table-cell>
          <table:table-cell table:style-name="ce9" table:formula="of:=IF([.B148]&gt;[.$C$9];[.E147]+3*[.$C$6];0)" office:value-type="float" office:value="2760">
            <text:p>2760</text:p>
          </table:table-cell>
          <table:table-cell table:style-name="ce9" table:formula="of:=[.C148]+[.D148]+[.E148]" office:value-type="float" office:value="3360">
            <text:p>336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33">
            <text:p>133</text:p>
          </table:table-cell>
          <table:table-cell table:style-name="ce9" table:formula="of:=IF([.B149]&lt;=[.$C$8];[.C148]+[.$C$6];[.C148])" office:value-type="float" office:value="200">
            <text:p>200</text:p>
          </table:table-cell>
          <table:table-cell table:style-name="ce12" table:formula="of:=IF([.B149]&gt;[.$C$8];IF([.B149]&lt;=[.$C$9];[.D148]+[.$C$6]*2;[.D148]);[.D148])" office:value-type="float" office:value="400">
            <text:p>400</text:p>
          </table:table-cell>
          <table:table-cell table:style-name="ce9" table:formula="of:=IF([.B149]&gt;[.$C$9];[.E148]+3*[.$C$6];0)" office:value-type="float" office:value="2790">
            <text:p>2790</text:p>
          </table:table-cell>
          <table:table-cell table:style-name="ce9" table:formula="of:=[.C149]+[.D149]+[.E149]" office:value-type="float" office:value="3390">
            <text:p>339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34">
            <text:p>134</text:p>
          </table:table-cell>
          <table:table-cell table:style-name="ce9" table:formula="of:=IF([.B150]&lt;=[.$C$8];[.C149]+[.$C$6];[.C149])" office:value-type="float" office:value="200">
            <text:p>200</text:p>
          </table:table-cell>
          <table:table-cell table:style-name="ce12" table:formula="of:=IF([.B150]&gt;[.$C$8];IF([.B150]&lt;=[.$C$9];[.D149]+[.$C$6]*2;[.D149]);[.D149])" office:value-type="float" office:value="400">
            <text:p>400</text:p>
          </table:table-cell>
          <table:table-cell table:style-name="ce9" table:formula="of:=IF([.B150]&gt;[.$C$9];[.E149]+3*[.$C$6];0)" office:value-type="float" office:value="2820">
            <text:p>2820</text:p>
          </table:table-cell>
          <table:table-cell table:style-name="ce9" table:formula="of:=[.C150]+[.D150]+[.E150]" office:value-type="float" office:value="3420">
            <text:p>342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35">
            <text:p>135</text:p>
          </table:table-cell>
          <table:table-cell table:style-name="ce9" table:formula="of:=IF([.B151]&lt;=[.$C$8];[.C150]+[.$C$6];[.C150])" office:value-type="float" office:value="200">
            <text:p>200</text:p>
          </table:table-cell>
          <table:table-cell table:style-name="ce12" table:formula="of:=IF([.B151]&gt;[.$C$8];IF([.B151]&lt;=[.$C$9];[.D150]+[.$C$6]*2;[.D150]);[.D150])" office:value-type="float" office:value="400">
            <text:p>400</text:p>
          </table:table-cell>
          <table:table-cell table:style-name="ce9" table:formula="of:=IF([.B151]&gt;[.$C$9];[.E150]+3*[.$C$6];0)" office:value-type="float" office:value="2850">
            <text:p>2850</text:p>
          </table:table-cell>
          <table:table-cell table:style-name="ce9" table:formula="of:=[.C151]+[.D151]+[.E151]" office:value-type="float" office:value="3450">
            <text:p>345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36">
            <text:p>136</text:p>
          </table:table-cell>
          <table:table-cell table:style-name="ce9" table:formula="of:=IF([.B152]&lt;=[.$C$8];[.C151]+[.$C$6];[.C151])" office:value-type="float" office:value="200">
            <text:p>200</text:p>
          </table:table-cell>
          <table:table-cell table:style-name="ce12" table:formula="of:=IF([.B152]&gt;[.$C$8];IF([.B152]&lt;=[.$C$9];[.D151]+[.$C$6]*2;[.D151]);[.D151])" office:value-type="float" office:value="400">
            <text:p>400</text:p>
          </table:table-cell>
          <table:table-cell table:style-name="ce9" table:formula="of:=IF([.B152]&gt;[.$C$9];[.E151]+3*[.$C$6];0)" office:value-type="float" office:value="2880">
            <text:p>2880</text:p>
          </table:table-cell>
          <table:table-cell table:style-name="ce9" table:formula="of:=[.C152]+[.D152]+[.E152]" office:value-type="float" office:value="3480">
            <text:p>348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37">
            <text:p>137</text:p>
          </table:table-cell>
          <table:table-cell table:style-name="ce9" table:formula="of:=IF([.B153]&lt;=[.$C$8];[.C152]+[.$C$6];[.C152])" office:value-type="float" office:value="200">
            <text:p>200</text:p>
          </table:table-cell>
          <table:table-cell table:style-name="ce12" table:formula="of:=IF([.B153]&gt;[.$C$8];IF([.B153]&lt;=[.$C$9];[.D152]+[.$C$6]*2;[.D152]);[.D152])" office:value-type="float" office:value="400">
            <text:p>400</text:p>
          </table:table-cell>
          <table:table-cell table:style-name="ce9" table:formula="of:=IF([.B153]&gt;[.$C$9];[.E152]+3*[.$C$6];0)" office:value-type="float" office:value="2910">
            <text:p>2910</text:p>
          </table:table-cell>
          <table:table-cell table:style-name="ce9" table:formula="of:=[.C153]+[.D153]+[.E153]" office:value-type="float" office:value="3510">
            <text:p>351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38">
            <text:p>138</text:p>
          </table:table-cell>
          <table:table-cell table:style-name="ce9" table:formula="of:=IF([.B154]&lt;=[.$C$8];[.C153]+[.$C$6];[.C153])" office:value-type="float" office:value="200">
            <text:p>200</text:p>
          </table:table-cell>
          <table:table-cell table:style-name="ce12" table:formula="of:=IF([.B154]&gt;[.$C$8];IF([.B154]&lt;=[.$C$9];[.D153]+[.$C$6]*2;[.D153]);[.D153])" office:value-type="float" office:value="400">
            <text:p>400</text:p>
          </table:table-cell>
          <table:table-cell table:style-name="ce9" table:formula="of:=IF([.B154]&gt;[.$C$9];[.E153]+3*[.$C$6];0)" office:value-type="float" office:value="2940">
            <text:p>2940</text:p>
          </table:table-cell>
          <table:table-cell table:style-name="ce9" table:formula="of:=[.C154]+[.D154]+[.E154]" office:value-type="float" office:value="3540">
            <text:p>354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39">
            <text:p>139</text:p>
          </table:table-cell>
          <table:table-cell table:style-name="ce9" table:formula="of:=IF([.B155]&lt;=[.$C$8];[.C154]+[.$C$6];[.C154])" office:value-type="float" office:value="200">
            <text:p>200</text:p>
          </table:table-cell>
          <table:table-cell table:style-name="ce12" table:formula="of:=IF([.B155]&gt;[.$C$8];IF([.B155]&lt;=[.$C$9];[.D154]+[.$C$6]*2;[.D154]);[.D154])" office:value-type="float" office:value="400">
            <text:p>400</text:p>
          </table:table-cell>
          <table:table-cell table:style-name="ce9" table:formula="of:=IF([.B155]&gt;[.$C$9];[.E154]+3*[.$C$6];0)" office:value-type="float" office:value="2970">
            <text:p>2970</text:p>
          </table:table-cell>
          <table:table-cell table:style-name="ce9" table:formula="of:=[.C155]+[.D155]+[.E155]" office:value-type="float" office:value="3570">
            <text:p>357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40">
            <text:p>140</text:p>
          </table:table-cell>
          <table:table-cell table:style-name="ce9" table:formula="of:=IF([.B156]&lt;=[.$C$8];[.C155]+[.$C$6];[.C155])" office:value-type="float" office:value="200">
            <text:p>200</text:p>
          </table:table-cell>
          <table:table-cell table:style-name="ce12" table:formula="of:=IF([.B156]&gt;[.$C$8];IF([.B156]&lt;=[.$C$9];[.D155]+[.$C$6]*2;[.D155]);[.D155])" office:value-type="float" office:value="400">
            <text:p>400</text:p>
          </table:table-cell>
          <table:table-cell table:style-name="ce9" table:formula="of:=IF([.B156]&gt;[.$C$9];[.E155]+3*[.$C$6];0)" office:value-type="float" office:value="3000">
            <text:p>3000</text:p>
          </table:table-cell>
          <table:table-cell table:style-name="ce9" table:formula="of:=[.C156]+[.D156]+[.E156]" office:value-type="float" office:value="3600">
            <text:p>360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41">
            <text:p>141</text:p>
          </table:table-cell>
          <table:table-cell table:style-name="ce9" table:formula="of:=IF([.B157]&lt;=[.$C$8];[.C156]+[.$C$6];[.C156])" office:value-type="float" office:value="200">
            <text:p>200</text:p>
          </table:table-cell>
          <table:table-cell table:style-name="ce12" table:formula="of:=IF([.B157]&gt;[.$C$8];IF([.B157]&lt;=[.$C$9];[.D156]+[.$C$6]*2;[.D156]);[.D156])" office:value-type="float" office:value="400">
            <text:p>400</text:p>
          </table:table-cell>
          <table:table-cell table:style-name="ce9" table:formula="of:=IF([.B157]&gt;[.$C$9];[.E156]+3*[.$C$6];0)" office:value-type="float" office:value="3030">
            <text:p>3030</text:p>
          </table:table-cell>
          <table:table-cell table:style-name="ce9" table:formula="of:=[.C157]+[.D157]+[.E157]" office:value-type="float" office:value="3630">
            <text:p>363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42">
            <text:p>142</text:p>
          </table:table-cell>
          <table:table-cell table:style-name="ce9" table:formula="of:=IF([.B158]&lt;=[.$C$8];[.C157]+[.$C$6];[.C157])" office:value-type="float" office:value="200">
            <text:p>200</text:p>
          </table:table-cell>
          <table:table-cell table:style-name="ce12" table:formula="of:=IF([.B158]&gt;[.$C$8];IF([.B158]&lt;=[.$C$9];[.D157]+[.$C$6]*2;[.D157]);[.D157])" office:value-type="float" office:value="400">
            <text:p>400</text:p>
          </table:table-cell>
          <table:table-cell table:style-name="ce9" table:formula="of:=IF([.B158]&gt;[.$C$9];[.E157]+3*[.$C$6];0)" office:value-type="float" office:value="3060">
            <text:p>3060</text:p>
          </table:table-cell>
          <table:table-cell table:style-name="ce9" table:formula="of:=[.C158]+[.D158]+[.E158]" office:value-type="float" office:value="3660">
            <text:p>366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43">
            <text:p>143</text:p>
          </table:table-cell>
          <table:table-cell table:style-name="ce9" table:formula="of:=IF([.B159]&lt;=[.$C$8];[.C158]+[.$C$6];[.C158])" office:value-type="float" office:value="200">
            <text:p>200</text:p>
          </table:table-cell>
          <table:table-cell table:style-name="ce12" table:formula="of:=IF([.B159]&gt;[.$C$8];IF([.B159]&lt;=[.$C$9];[.D158]+[.$C$6]*2;[.D158]);[.D158])" office:value-type="float" office:value="400">
            <text:p>400</text:p>
          </table:table-cell>
          <table:table-cell table:style-name="ce9" table:formula="of:=IF([.B159]&gt;[.$C$9];[.E158]+3*[.$C$6];0)" office:value-type="float" office:value="3090">
            <text:p>3090</text:p>
          </table:table-cell>
          <table:table-cell table:style-name="ce9" table:formula="of:=[.C159]+[.D159]+[.E159]" office:value-type="float" office:value="3690">
            <text:p>369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44">
            <text:p>144</text:p>
          </table:table-cell>
          <table:table-cell table:style-name="ce9" table:formula="of:=IF([.B160]&lt;=[.$C$8];[.C159]+[.$C$6];[.C159])" office:value-type="float" office:value="200">
            <text:p>200</text:p>
          </table:table-cell>
          <table:table-cell table:style-name="ce12" table:formula="of:=IF([.B160]&gt;[.$C$8];IF([.B160]&lt;=[.$C$9];[.D159]+[.$C$6]*2;[.D159]);[.D159])" office:value-type="float" office:value="400">
            <text:p>400</text:p>
          </table:table-cell>
          <table:table-cell table:style-name="ce9" table:formula="of:=IF([.B160]&gt;[.$C$9];[.E159]+3*[.$C$6];0)" office:value-type="float" office:value="3120">
            <text:p>3120</text:p>
          </table:table-cell>
          <table:table-cell table:style-name="ce9" table:formula="of:=[.C160]+[.D160]+[.E160]" office:value-type="float" office:value="3720">
            <text:p>372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45">
            <text:p>145</text:p>
          </table:table-cell>
          <table:table-cell table:style-name="ce9" table:formula="of:=IF([.B161]&lt;=[.$C$8];[.C160]+[.$C$6];[.C160])" office:value-type="float" office:value="200">
            <text:p>200</text:p>
          </table:table-cell>
          <table:table-cell table:style-name="ce12" table:formula="of:=IF([.B161]&gt;[.$C$8];IF([.B161]&lt;=[.$C$9];[.D160]+[.$C$6]*2;[.D160]);[.D160])" office:value-type="float" office:value="400">
            <text:p>400</text:p>
          </table:table-cell>
          <table:table-cell table:style-name="ce9" table:formula="of:=IF([.B161]&gt;[.$C$9];[.E160]+3*[.$C$6];0)" office:value-type="float" office:value="3150">
            <text:p>3150</text:p>
          </table:table-cell>
          <table:table-cell table:style-name="ce9" table:formula="of:=[.C161]+[.D161]+[.E161]" office:value-type="float" office:value="3750">
            <text:p>375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46">
            <text:p>146</text:p>
          </table:table-cell>
          <table:table-cell table:style-name="ce9" table:formula="of:=IF([.B162]&lt;=[.$C$8];[.C161]+[.$C$6];[.C161])" office:value-type="float" office:value="200">
            <text:p>200</text:p>
          </table:table-cell>
          <table:table-cell table:style-name="ce12" table:formula="of:=IF([.B162]&gt;[.$C$8];IF([.B162]&lt;=[.$C$9];[.D161]+[.$C$6]*2;[.D161]);[.D161])" office:value-type="float" office:value="400">
            <text:p>400</text:p>
          </table:table-cell>
          <table:table-cell table:style-name="ce9" table:formula="of:=IF([.B162]&gt;[.$C$9];[.E161]+3*[.$C$6];0)" office:value-type="float" office:value="3180">
            <text:p>3180</text:p>
          </table:table-cell>
          <table:table-cell table:style-name="ce9" table:formula="of:=[.C162]+[.D162]+[.E162]" office:value-type="float" office:value="3780">
            <text:p>378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47">
            <text:p>147</text:p>
          </table:table-cell>
          <table:table-cell table:style-name="ce9" table:formula="of:=IF([.B163]&lt;=[.$C$8];[.C162]+[.$C$6];[.C162])" office:value-type="float" office:value="200">
            <text:p>200</text:p>
          </table:table-cell>
          <table:table-cell table:style-name="ce12" table:formula="of:=IF([.B163]&gt;[.$C$8];IF([.B163]&lt;=[.$C$9];[.D162]+[.$C$6]*2;[.D162]);[.D162])" office:value-type="float" office:value="400">
            <text:p>400</text:p>
          </table:table-cell>
          <table:table-cell table:style-name="ce9" table:formula="of:=IF([.B163]&gt;[.$C$9];[.E162]+3*[.$C$6];0)" office:value-type="float" office:value="3210">
            <text:p>3210</text:p>
          </table:table-cell>
          <table:table-cell table:style-name="ce9" table:formula="of:=[.C163]+[.D163]+[.E163]" office:value-type="float" office:value="3810">
            <text:p>381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48">
            <text:p>148</text:p>
          </table:table-cell>
          <table:table-cell table:style-name="ce9" table:formula="of:=IF([.B164]&lt;=[.$C$8];[.C163]+[.$C$6];[.C163])" office:value-type="float" office:value="200">
            <text:p>200</text:p>
          </table:table-cell>
          <table:table-cell table:style-name="ce12" table:formula="of:=IF([.B164]&gt;[.$C$8];IF([.B164]&lt;=[.$C$9];[.D163]+[.$C$6]*2;[.D163]);[.D163])" office:value-type="float" office:value="400">
            <text:p>400</text:p>
          </table:table-cell>
          <table:table-cell table:style-name="ce9" table:formula="of:=IF([.B164]&gt;[.$C$9];[.E163]+3*[.$C$6];0)" office:value-type="float" office:value="3240">
            <text:p>3240</text:p>
          </table:table-cell>
          <table:table-cell table:style-name="ce9" table:formula="of:=[.C164]+[.D164]+[.E164]" office:value-type="float" office:value="3840">
            <text:p>384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49">
            <text:p>149</text:p>
          </table:table-cell>
          <table:table-cell table:style-name="ce9" table:formula="of:=IF([.B165]&lt;=[.$C$8];[.C164]+[.$C$6];[.C164])" office:value-type="float" office:value="200">
            <text:p>200</text:p>
          </table:table-cell>
          <table:table-cell table:style-name="ce12" table:formula="of:=IF([.B165]&gt;[.$C$8];IF([.B165]&lt;=[.$C$9];[.D164]+[.$C$6]*2;[.D164]);[.D164])" office:value-type="float" office:value="400">
            <text:p>400</text:p>
          </table:table-cell>
          <table:table-cell table:style-name="ce9" table:formula="of:=IF([.B165]&gt;[.$C$9];[.E164]+3*[.$C$6];0)" office:value-type="float" office:value="3270">
            <text:p>3270</text:p>
          </table:table-cell>
          <table:table-cell table:style-name="ce9" table:formula="of:=[.C165]+[.D165]+[.E165]" office:value-type="float" office:value="3870">
            <text:p>387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50">
            <text:p>150</text:p>
          </table:table-cell>
          <table:table-cell table:style-name="ce9" table:formula="of:=IF([.B166]&lt;=[.$C$8];[.C165]+[.$C$6];[.C165])" office:value-type="float" office:value="200">
            <text:p>200</text:p>
          </table:table-cell>
          <table:table-cell table:style-name="ce12" table:formula="of:=IF([.B166]&gt;[.$C$8];IF([.B166]&lt;=[.$C$9];[.D165]+[.$C$6]*2;[.D165]);[.D165])" office:value-type="float" office:value="400">
            <text:p>400</text:p>
          </table:table-cell>
          <table:table-cell table:style-name="ce9" table:formula="of:=IF([.B166]&gt;[.$C$9];[.E165]+3*[.$C$6];0)" office:value-type="float" office:value="3300">
            <text:p>3300</text:p>
          </table:table-cell>
          <table:table-cell table:style-name="ce9" table:formula="of:=[.C166]+[.D166]+[.E166]" office:value-type="float" office:value="3900">
            <text:p>390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51">
            <text:p>151</text:p>
          </table:table-cell>
          <table:table-cell table:style-name="ce9" table:formula="of:=IF([.B167]&lt;=[.$C$8];[.C166]+[.$C$6];[.C166])" office:value-type="float" office:value="200">
            <text:p>200</text:p>
          </table:table-cell>
          <table:table-cell table:style-name="ce12" table:formula="of:=IF([.B167]&gt;[.$C$8];IF([.B167]&lt;=[.$C$9];[.D166]+[.$C$6]*2;[.D166]);[.D166])" office:value-type="float" office:value="400">
            <text:p>400</text:p>
          </table:table-cell>
          <table:table-cell table:style-name="ce9" table:formula="of:=IF([.B167]&gt;[.$C$9];[.E166]+3*[.$C$6];0)" office:value-type="float" office:value="3330">
            <text:p>3330</text:p>
          </table:table-cell>
          <table:table-cell table:style-name="ce9" table:formula="of:=[.C167]+[.D167]+[.E167]" office:value-type="float" office:value="3930">
            <text:p>393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52">
            <text:p>152</text:p>
          </table:table-cell>
          <table:table-cell table:style-name="ce9" table:formula="of:=IF([.B168]&lt;=[.$C$8];[.C167]+[.$C$6];[.C167])" office:value-type="float" office:value="200">
            <text:p>200</text:p>
          </table:table-cell>
          <table:table-cell table:style-name="ce12" table:formula="of:=IF([.B168]&gt;[.$C$8];IF([.B168]&lt;=[.$C$9];[.D167]+[.$C$6]*2;[.D167]);[.D167])" office:value-type="float" office:value="400">
            <text:p>400</text:p>
          </table:table-cell>
          <table:table-cell table:style-name="ce9" table:formula="of:=IF([.B168]&gt;[.$C$9];[.E167]+3*[.$C$6];0)" office:value-type="float" office:value="3360">
            <text:p>3360</text:p>
          </table:table-cell>
          <table:table-cell table:style-name="ce9" table:formula="of:=[.C168]+[.D168]+[.E168]" office:value-type="float" office:value="3960">
            <text:p>396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53">
            <text:p>153</text:p>
          </table:table-cell>
          <table:table-cell table:style-name="ce9" table:formula="of:=IF([.B169]&lt;=[.$C$8];[.C168]+[.$C$6];[.C168])" office:value-type="float" office:value="200">
            <text:p>200</text:p>
          </table:table-cell>
          <table:table-cell table:style-name="ce12" table:formula="of:=IF([.B169]&gt;[.$C$8];IF([.B169]&lt;=[.$C$9];[.D168]+[.$C$6]*2;[.D168]);[.D168])" office:value-type="float" office:value="400">
            <text:p>400</text:p>
          </table:table-cell>
          <table:table-cell table:style-name="ce9" table:formula="of:=IF([.B169]&gt;[.$C$9];[.E168]+3*[.$C$6];0)" office:value-type="float" office:value="3390">
            <text:p>3390</text:p>
          </table:table-cell>
          <table:table-cell table:style-name="ce9" table:formula="of:=[.C169]+[.D169]+[.E169]" office:value-type="float" office:value="3990">
            <text:p>399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54">
            <text:p>154</text:p>
          </table:table-cell>
          <table:table-cell table:style-name="ce9" table:formula="of:=IF([.B170]&lt;=[.$C$8];[.C169]+[.$C$6];[.C169])" office:value-type="float" office:value="200">
            <text:p>200</text:p>
          </table:table-cell>
          <table:table-cell table:style-name="ce12" table:formula="of:=IF([.B170]&gt;[.$C$8];IF([.B170]&lt;=[.$C$9];[.D169]+[.$C$6]*2;[.D169]);[.D169])" office:value-type="float" office:value="400">
            <text:p>400</text:p>
          </table:table-cell>
          <table:table-cell table:style-name="ce9" table:formula="of:=IF([.B170]&gt;[.$C$9];[.E169]+3*[.$C$6];0)" office:value-type="float" office:value="3420">
            <text:p>3420</text:p>
          </table:table-cell>
          <table:table-cell table:style-name="ce9" table:formula="of:=[.C170]+[.D170]+[.E170]" office:value-type="float" office:value="4020">
            <text:p>402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55">
            <text:p>155</text:p>
          </table:table-cell>
          <table:table-cell table:style-name="ce9" table:formula="of:=IF([.B171]&lt;=[.$C$8];[.C170]+[.$C$6];[.C170])" office:value-type="float" office:value="200">
            <text:p>200</text:p>
          </table:table-cell>
          <table:table-cell table:style-name="ce12" table:formula="of:=IF([.B171]&gt;[.$C$8];IF([.B171]&lt;=[.$C$9];[.D170]+[.$C$6]*2;[.D170]);[.D170])" office:value-type="float" office:value="400">
            <text:p>400</text:p>
          </table:table-cell>
          <table:table-cell table:style-name="ce9" table:formula="of:=IF([.B171]&gt;[.$C$9];[.E170]+3*[.$C$6];0)" office:value-type="float" office:value="3450">
            <text:p>3450</text:p>
          </table:table-cell>
          <table:table-cell table:style-name="ce9" table:formula="of:=[.C171]+[.D171]+[.E171]" office:value-type="float" office:value="4050">
            <text:p>405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56">
            <text:p>156</text:p>
          </table:table-cell>
          <table:table-cell table:style-name="ce9" table:formula="of:=IF([.B172]&lt;=[.$C$8];[.C171]+[.$C$6];[.C171])" office:value-type="float" office:value="200">
            <text:p>200</text:p>
          </table:table-cell>
          <table:table-cell table:style-name="ce12" table:formula="of:=IF([.B172]&gt;[.$C$8];IF([.B172]&lt;=[.$C$9];[.D171]+[.$C$6]*2;[.D171]);[.D171])" office:value-type="float" office:value="400">
            <text:p>400</text:p>
          </table:table-cell>
          <table:table-cell table:style-name="ce9" table:formula="of:=IF([.B172]&gt;[.$C$9];[.E171]+3*[.$C$6];0)" office:value-type="float" office:value="3480">
            <text:p>3480</text:p>
          </table:table-cell>
          <table:table-cell table:style-name="ce9" table:formula="of:=[.C172]+[.D172]+[.E172]" office:value-type="float" office:value="4080">
            <text:p>408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57">
            <text:p>157</text:p>
          </table:table-cell>
          <table:table-cell table:style-name="ce9" table:formula="of:=IF([.B173]&lt;=[.$C$8];[.C172]+[.$C$6];[.C172])" office:value-type="float" office:value="200">
            <text:p>200</text:p>
          </table:table-cell>
          <table:table-cell table:style-name="ce12" table:formula="of:=IF([.B173]&gt;[.$C$8];IF([.B173]&lt;=[.$C$9];[.D172]+[.$C$6]*2;[.D172]);[.D172])" office:value-type="float" office:value="400">
            <text:p>400</text:p>
          </table:table-cell>
          <table:table-cell table:style-name="ce9" table:formula="of:=IF([.B173]&gt;[.$C$9];[.E172]+3*[.$C$6];0)" office:value-type="float" office:value="3510">
            <text:p>3510</text:p>
          </table:table-cell>
          <table:table-cell table:style-name="ce9" table:formula="of:=[.C173]+[.D173]+[.E173]" office:value-type="float" office:value="4110">
            <text:p>411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58">
            <text:p>158</text:p>
          </table:table-cell>
          <table:table-cell table:style-name="ce9" table:formula="of:=IF([.B174]&lt;=[.$C$8];[.C173]+[.$C$6];[.C173])" office:value-type="float" office:value="200">
            <text:p>200</text:p>
          </table:table-cell>
          <table:table-cell table:style-name="ce12" table:formula="of:=IF([.B174]&gt;[.$C$8];IF([.B174]&lt;=[.$C$9];[.D173]+[.$C$6]*2;[.D173]);[.D173])" office:value-type="float" office:value="400">
            <text:p>400</text:p>
          </table:table-cell>
          <table:table-cell table:style-name="ce9" table:formula="of:=IF([.B174]&gt;[.$C$9];[.E173]+3*[.$C$6];0)" office:value-type="float" office:value="3540">
            <text:p>3540</text:p>
          </table:table-cell>
          <table:table-cell table:style-name="ce9" table:formula="of:=[.C174]+[.D174]+[.E174]" office:value-type="float" office:value="4140">
            <text:p>414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59">
            <text:p>159</text:p>
          </table:table-cell>
          <table:table-cell table:style-name="ce9" table:formula="of:=IF([.B175]&lt;=[.$C$8];[.C174]+[.$C$6];[.C174])" office:value-type="float" office:value="200">
            <text:p>200</text:p>
          </table:table-cell>
          <table:table-cell table:style-name="ce12" table:formula="of:=IF([.B175]&gt;[.$C$8];IF([.B175]&lt;=[.$C$9];[.D174]+[.$C$6]*2;[.D174]);[.D174])" office:value-type="float" office:value="400">
            <text:p>400</text:p>
          </table:table-cell>
          <table:table-cell table:style-name="ce9" table:formula="of:=IF([.B175]&gt;[.$C$9];[.E174]+3*[.$C$6];0)" office:value-type="float" office:value="3570">
            <text:p>3570</text:p>
          </table:table-cell>
          <table:table-cell table:style-name="ce9" table:formula="of:=[.C175]+[.D175]+[.E175]" office:value-type="float" office:value="4170">
            <text:p>417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60">
            <text:p>160</text:p>
          </table:table-cell>
          <table:table-cell table:style-name="ce9" table:formula="of:=IF([.B176]&lt;=[.$C$8];[.C175]+[.$C$6];[.C175])" office:value-type="float" office:value="200">
            <text:p>200</text:p>
          </table:table-cell>
          <table:table-cell table:style-name="ce12" table:formula="of:=IF([.B176]&gt;[.$C$8];IF([.B176]&lt;=[.$C$9];[.D175]+[.$C$6]*2;[.D175]);[.D175])" office:value-type="float" office:value="400">
            <text:p>400</text:p>
          </table:table-cell>
          <table:table-cell table:style-name="ce9" table:formula="of:=IF([.B176]&gt;[.$C$9];[.E175]+3*[.$C$6];0)" office:value-type="float" office:value="3600">
            <text:p>3600</text:p>
          </table:table-cell>
          <table:table-cell table:style-name="ce9" table:formula="of:=[.C176]+[.D176]+[.E176]" office:value-type="float" office:value="4200">
            <text:p>420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61">
            <text:p>161</text:p>
          </table:table-cell>
          <table:table-cell table:style-name="ce9" table:formula="of:=IF([.B177]&lt;=[.$C$8];[.C176]+[.$C$6];[.C176])" office:value-type="float" office:value="200">
            <text:p>200</text:p>
          </table:table-cell>
          <table:table-cell table:style-name="ce12" table:formula="of:=IF([.B177]&gt;[.$C$8];IF([.B177]&lt;=[.$C$9];[.D176]+[.$C$6]*2;[.D176]);[.D176])" office:value-type="float" office:value="400">
            <text:p>400</text:p>
          </table:table-cell>
          <table:table-cell table:style-name="ce9" table:formula="of:=IF([.B177]&gt;[.$C$9];[.E176]+3*[.$C$6];0)" office:value-type="float" office:value="3630">
            <text:p>3630</text:p>
          </table:table-cell>
          <table:table-cell table:style-name="ce9" table:formula="of:=[.C177]+[.D177]+[.E177]" office:value-type="float" office:value="4230">
            <text:p>423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62">
            <text:p>162</text:p>
          </table:table-cell>
          <table:table-cell table:style-name="ce9" table:formula="of:=IF([.B178]&lt;=[.$C$8];[.C177]+[.$C$6];[.C177])" office:value-type="float" office:value="200">
            <text:p>200</text:p>
          </table:table-cell>
          <table:table-cell table:style-name="ce12" table:formula="of:=IF([.B178]&gt;[.$C$8];IF([.B178]&lt;=[.$C$9];[.D177]+[.$C$6]*2;[.D177]);[.D177])" office:value-type="float" office:value="400">
            <text:p>400</text:p>
          </table:table-cell>
          <table:table-cell table:style-name="ce9" table:formula="of:=IF([.B178]&gt;[.$C$9];[.E177]+3*[.$C$6];0)" office:value-type="float" office:value="3660">
            <text:p>3660</text:p>
          </table:table-cell>
          <table:table-cell table:style-name="ce9" table:formula="of:=[.C178]+[.D178]+[.E178]" office:value-type="float" office:value="4260">
            <text:p>426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63">
            <text:p>163</text:p>
          </table:table-cell>
          <table:table-cell table:style-name="ce9" table:formula="of:=IF([.B179]&lt;=[.$C$8];[.C178]+[.$C$6];[.C178])" office:value-type="float" office:value="200">
            <text:p>200</text:p>
          </table:table-cell>
          <table:table-cell table:style-name="ce12" table:formula="of:=IF([.B179]&gt;[.$C$8];IF([.B179]&lt;=[.$C$9];[.D178]+[.$C$6]*2;[.D178]);[.D178])" office:value-type="float" office:value="400">
            <text:p>400</text:p>
          </table:table-cell>
          <table:table-cell table:style-name="ce9" table:formula="of:=IF([.B179]&gt;[.$C$9];[.E178]+3*[.$C$6];0)" office:value-type="float" office:value="3690">
            <text:p>3690</text:p>
          </table:table-cell>
          <table:table-cell table:style-name="ce9" table:formula="of:=[.C179]+[.D179]+[.E179]" office:value-type="float" office:value="4290">
            <text:p>429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64">
            <text:p>164</text:p>
          </table:table-cell>
          <table:table-cell table:style-name="ce9" table:formula="of:=IF([.B180]&lt;=[.$C$8];[.C179]+[.$C$6];[.C179])" office:value-type="float" office:value="200">
            <text:p>200</text:p>
          </table:table-cell>
          <table:table-cell table:style-name="ce12" table:formula="of:=IF([.B180]&gt;[.$C$8];IF([.B180]&lt;=[.$C$9];[.D179]+[.$C$6]*2;[.D179]);[.D179])" office:value-type="float" office:value="400">
            <text:p>400</text:p>
          </table:table-cell>
          <table:table-cell table:style-name="ce9" table:formula="of:=IF([.B180]&gt;[.$C$9];[.E179]+3*[.$C$6];0)" office:value-type="float" office:value="3720">
            <text:p>3720</text:p>
          </table:table-cell>
          <table:table-cell table:style-name="ce9" table:formula="of:=[.C180]+[.D180]+[.E180]" office:value-type="float" office:value="4320">
            <text:p>432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65">
            <text:p>165</text:p>
          </table:table-cell>
          <table:table-cell table:style-name="ce9" table:formula="of:=IF([.B181]&lt;=[.$C$8];[.C180]+[.$C$6];[.C180])" office:value-type="float" office:value="200">
            <text:p>200</text:p>
          </table:table-cell>
          <table:table-cell table:style-name="ce12" table:formula="of:=IF([.B181]&gt;[.$C$8];IF([.B181]&lt;=[.$C$9];[.D180]+[.$C$6]*2;[.D180]);[.D180])" office:value-type="float" office:value="400">
            <text:p>400</text:p>
          </table:table-cell>
          <table:table-cell table:style-name="ce9" table:formula="of:=IF([.B181]&gt;[.$C$9];[.E180]+3*[.$C$6];0)" office:value-type="float" office:value="3750">
            <text:p>3750</text:p>
          </table:table-cell>
          <table:table-cell table:style-name="ce9" table:formula="of:=[.C181]+[.D181]+[.E181]" office:value-type="float" office:value="4350">
            <text:p>435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66">
            <text:p>166</text:p>
          </table:table-cell>
          <table:table-cell table:style-name="ce9" table:formula="of:=IF([.B182]&lt;=[.$C$8];[.C181]+[.$C$6];[.C181])" office:value-type="float" office:value="200">
            <text:p>200</text:p>
          </table:table-cell>
          <table:table-cell table:style-name="ce12" table:formula="of:=IF([.B182]&gt;[.$C$8];IF([.B182]&lt;=[.$C$9];[.D181]+[.$C$6]*2;[.D181]);[.D181])" office:value-type="float" office:value="400">
            <text:p>400</text:p>
          </table:table-cell>
          <table:table-cell table:style-name="ce9" table:formula="of:=IF([.B182]&gt;[.$C$9];[.E181]+3*[.$C$6];0)" office:value-type="float" office:value="3780">
            <text:p>3780</text:p>
          </table:table-cell>
          <table:table-cell table:style-name="ce9" table:formula="of:=[.C182]+[.D182]+[.E182]" office:value-type="float" office:value="4380">
            <text:p>438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67">
            <text:p>167</text:p>
          </table:table-cell>
          <table:table-cell table:style-name="ce9" table:formula="of:=IF([.B183]&lt;=[.$C$8];[.C182]+[.$C$6];[.C182])" office:value-type="float" office:value="200">
            <text:p>200</text:p>
          </table:table-cell>
          <table:table-cell table:style-name="ce12" table:formula="of:=IF([.B183]&gt;[.$C$8];IF([.B183]&lt;=[.$C$9];[.D182]+[.$C$6]*2;[.D182]);[.D182])" office:value-type="float" office:value="400">
            <text:p>400</text:p>
          </table:table-cell>
          <table:table-cell table:style-name="ce9" table:formula="of:=IF([.B183]&gt;[.$C$9];[.E182]+3*[.$C$6];0)" office:value-type="float" office:value="3810">
            <text:p>3810</text:p>
          </table:table-cell>
          <table:table-cell table:style-name="ce9" table:formula="of:=[.C183]+[.D183]+[.E183]" office:value-type="float" office:value="4410">
            <text:p>441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float" office:value="168">
            <text:p>168</text:p>
          </table:table-cell>
          <table:table-cell table:style-name="ce9" table:formula="of:=IF([.B184]&lt;=[.$C$8];[.C183]+[.$C$6];[.C183])" office:value-type="float" office:value="200">
            <text:p>200</text:p>
          </table:table-cell>
          <table:table-cell table:style-name="ce12" table:formula="of:=IF([.B184]&gt;[.$C$8];IF([.B184]&lt;=[.$C$9];[.D183]+[.$C$6]*2;[.D183]);[.D183])" office:value-type="float" office:value="400">
            <text:p>400</text:p>
          </table:table-cell>
          <table:table-cell table:style-name="ce9" table:formula="of:=IF([.B184]&gt;[.$C$9];[.E183]+3*[.$C$6];0)" office:value-type="float" office:value="3840">
            <text:p>3840</text:p>
          </table:table-cell>
          <table:table-cell table:style-name="ce9" table:formula="of:=[.C184]+[.D184]+[.E184]" office:value-type="float" office:value="4440">
            <text:p>4440</text:p>
          </table:table-cell>
          <table:table-cell table:number-columns-repeated="1017"/>
        </table:table-row>
        <table:table-row table:style-name="ro1" table:number-rows-repeated="1048391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1/30/2017</text:date>, <text:time>10:2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. Mark E. Lehr</meta:initial-creator>
    <meta:creation-date>2017-01-29T10:47:26.66</meta:creation-date>
    <dc:date>2017-01-30T10:24:53.01</dc:date>
    <dc:creator>RCC RCCD</dc:creator>
    <meta:editing-duration>PT51M3S</meta:editing-duration>
    <meta:editing-cycles>6</meta:editing-cycles>
    <meta:generator>OpenOffice/4.1.2$Win32 OpenOffice.org_project/412m3$Build-9782</meta:generator>
    <meta:document-statistic meta:table-count="1" meta:cell-count="866" meta:object-count="0"/>
  </office:meta>
</office:document-meta>
</file>